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-color="#ffffff" draw:textarea-horizontal-align="justify" draw:textarea-vertical-align="middle" draw:auto-grow-height="false" fo:min-height="4.322cm" fo:min-width="8.898cm"/>
    </style:style>
    <style:style style:name="gr2" style:family="graphic" style:parent-style-name="standard">
      <style:graphic-properties draw:stroke="dash" draw:stroke-dash="Ultrafine_20_Dashed" draw:fill-color="#ffffff" draw:textarea-horizontal-align="justify" draw:textarea-vertical-align="middle" draw:auto-grow-height="false" fo:min-height="12.069cm" fo:min-width="5.942cm"/>
    </style:style>
    <style:style style:name="gr3" style:family="graphic" style:parent-style-name="standard">
      <style:graphic-properties draw:stroke="dash" draw:stroke-dash="Ultrafine_20_Dashed" draw:fill-color="#ffffff" draw:textarea-horizontal-align="justify" draw:textarea-vertical-align="middle" draw:auto-grow-height="false" fo:min-height="2.925cm" fo:min-width="14.74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1.131cm" fo:min-width="3.946cm"/>
    </style:style>
    <style:style style:name="gr5" style:family="graphic" style:parent-style-name="standard">
      <style:graphic-properties draw:fill-color="#000080" draw:textarea-horizontal-align="justify" draw:textarea-vertical-align="middle" draw:auto-grow-height="false" fo:min-height="2.544cm" fo:min-width="3.564cm"/>
    </style:style>
    <style:style style:name="gr6" style:family="graphic" style:parent-style-name="standard">
      <style:graphic-properties svg:stroke-color="#ee09c0" draw:fill-color="#00dcff" draw:textarea-horizontal-align="justify" draw:textarea-vertical-align="middle" draw:auto-grow-height="false" fo:min-height="1.528cm" fo:min-width="7.882cm"/>
    </style:style>
    <style:style style:name="gr7" style:family="graphic" style:parent-style-name="standard">
      <style:graphic-properties draw:fill-color="#476bb8" draw:textarea-horizontal-align="justify" draw:textarea-vertical-align="middle" draw:auto-grow-height="false" fo:min-height="1.909cm" fo:min-width="3.564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 fo:min-height="1.131cm" fo:min-width="4.708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svg:stroke-color="#000000" draw:fill-color="#b3b3b3" draw:textarea-horizontal-align="justify" draw:textarea-vertical-align="middle" draw:auto-grow-height="false" fo:min-height="0.665cm" fo:min-width="1.19cm"/>
    </style:style>
    <style:style style:name="gr11" style:family="graphic" style:parent-style-name="standard">
      <style:graphic-properties svg:stroke-color="#333333" draw:fill-color="#b3b3b3" draw:textarea-horizontal-align="justify" draw:textarea-vertical-align="middle" draw:auto-grow-height="false" fo:min-height="0.311cm" fo:min-width="0.381cm"/>
    </style:style>
    <style:style style:name="gr12" style:family="graphic" style:parent-style-name="standard">
      <style:graphic-properties draw:marker-end="Arrow" draw:textarea-vertical-align="middle"/>
    </style:style>
    <style:style style:name="gr13" style:family="graphic" style:parent-style-name="standard">
      <style:graphic-properties svg:stroke-color="#00dcff" draw:marker-end="Arrow" draw:textarea-vertical-align="middle"/>
    </style:style>
    <style:style style:name="gr14" style:family="graphic" style:parent-style-name="standard">
      <style:graphic-properties svg:stroke-color="#2323dc" draw:fill-color="#00dcff" draw:textarea-horizontal-align="justify" draw:textarea-vertical-align="middle" draw:auto-grow-height="false" fo:min-height="0.311cm" fo:min-width="0.62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356cm"/>
    </style:style>
    <style:style style:name="gr17" style:family="graphic" style:parent-style-name="standard">
      <style:graphic-properties draw:stroke="none" svg:stroke-color="#000000" draw:fill="none" draw:fill-color="#ffffff" fo:min-height="0.258cm"/>
    </style:style>
    <style:style style:name="gr18" style:family="graphic" style:parent-style-name="standard">
      <style:graphic-properties draw:stroke="none" svg:stroke-color="#000000" draw:fill="none" draw:fill-color="#ffffff" fo:min-height="1.766cm"/>
    </style:style>
    <style:style style:name="gr19" style:family="graphic" style:parent-style-name="standard">
      <style:graphic-properties draw:fill-color="#476bb8" draw:textarea-horizontal-align="justify" draw:textarea-vertical-align="middle" draw:auto-grow-height="false" fo:min-height="2.798cm" fo:min-width="1.759cm"/>
    </style:style>
    <style:style style:name="gr20" style:family="graphic" style:parent-style-name="standard">
      <style:graphic-properties svg:stroke-color="#808080" draw:fill-color="#fdaeae" draw:textarea-horizontal-align="justify" draw:textarea-vertical-align="middle" draw:auto-grow-height="false" fo:min-height="0.311cm" fo:min-width="0.381cm"/>
    </style:style>
    <style:style style:name="gr21" style:family="graphic" style:parent-style-name="standard">
      <style:graphic-properties draw:fill-color="#ff6600" draw:textarea-horizontal-align="justify" draw:textarea-vertical-align="middle" draw:auto-grow-height="false" fo:min-height="1.131cm" fo:min-width="3.692cm"/>
    </style:style>
    <style:style style:name="gr22" style:family="graphic" style:parent-style-name="standard">
      <style:graphic-properties svg:stroke-color="#000000" draw:fill-color="#fdaeae" draw:textarea-horizontal-align="justify" draw:textarea-vertical-align="middle" draw:auto-grow-height="false" fo:min-height="0.665cm" fo:min-width="1.19cm"/>
    </style:style>
    <style:style style:name="gr23" style:family="graphic" style:parent-style-name="standard">
      <style:graphic-properties svg:stroke-color="#ffffff" draw:fill-color="#fdaeae" draw:textarea-horizontal-align="justify" draw:textarea-vertical-align="middle" draw:auto-grow-height="false" fo:min-height="0.311cm" fo:min-width="0.381cm"/>
    </style:style>
    <style:style style:name="gr24" style:family="graphic" style:parent-style-name="standard">
      <style:graphic-properties draw:fill-color="#23dc6b" draw:textarea-horizontal-align="justify" draw:textarea-vertical-align="middle" draw:auto-grow-height="false" fo:min-height="0.436cm" fo:min-width="1.525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105cm" fo:min-width="1.035cm"/>
    </style:style>
    <style:style style:name="gr26" style:family="graphic" style:parent-style-name="standard">
      <style:graphic-properties svg:stroke-color="#ee09c0" draw:fill-color="#00dcff" draw:textarea-horizontal-align="justify" draw:textarea-vertical-align="middle" draw:auto-grow-height="false" fo:min-height="0.47cm" fo:min-width="0.22cm"/>
    </style:style>
    <style:style style:name="gr27" style:family="graphic" style:parent-style-name="standard">
      <style:graphic-properties draw:stroke="solid" draw:stroke-dash="Fine_20_Dotted" svg:stroke-color="#b80047" draw:fill-color="#ffffff" draw:textarea-horizontal-align="justify" draw:textarea-vertical-align="middle" draw:auto-grow-height="false" fo:min-height="3.418cm" fo:min-width="4.692cm"/>
    </style:style>
    <style:style style:name="gr28" style:family="graphic" style:parent-style-name="standard">
      <style:graphic-properties svg:stroke-color="#00dcff" draw:fill-color="#ffffff" draw:textarea-horizontal-align="justify" draw:textarea-vertical-align="middle" draw:auto-grow-height="false" fo:min-height="0.462cm" fo:min-width="0.182cm"/>
    </style:style>
    <style:style style:name="gr29" style:family="graphic" style:parent-style-name="standard">
      <style:graphic-properties draw:textarea-horizontal-align="justify" draw:textarea-vertical-align="middle" draw:auto-grow-height="false" fo:min-height="0.668cm" fo:min-width="3.72cm"/>
    </style:style>
    <style:style style:name="gr30" style:family="graphic" style:parent-style-name="standard">
      <style:graphic-properties svg:stroke-color="#ffffff" draw:fill-color="#00dcff" draw:textarea-horizontal-align="justify" draw:textarea-vertical-align="middle" draw:auto-grow-height="false" fo:min-height="0.648cm" fo:min-width="0.489cm"/>
    </style:style>
    <style:style style:name="gr31" style:family="graphic" style:parent-style-name="standard">
      <style:graphic-properties svg:stroke-color="#ff0000" draw:fill-color="#ff6600" draw:textarea-horizontal-align="justify" draw:textarea-vertical-align="middle" draw:auto-grow-height="false" fo:min-height="0.249cm" fo:min-width="0.425cm"/>
    </style:style>
    <style:style style:name="gr32" style:family="graphic" style:parent-style-name="standard">
      <style:graphic-properties draw:stroke="dash" draw:stroke-dash="Fine_20_Dashed" svg:stroke-color="#ff6600" draw:fill-color="#ffffff" draw:textarea-horizontal-align="justify" draw:textarea-vertical-align="middle" draw:auto-grow-height="false" fo:min-height="3.052cm" fo:min-width="11.946cm"/>
    </style:style>
    <style:style style:name="gr33" style:family="graphic" style:parent-style-name="standard">
      <style:graphic-properties draw:fill-color="#ff6600" draw:textarea-horizontal-align="justify" draw:textarea-vertical-align="middle" draw:auto-grow-height="false" fo:min-height="0.862cm" fo:min-width="3.946cm"/>
    </style:style>
    <style:style style:name="gr34" style:family="graphic" style:parent-style-name="standard">
      <style:graphic-properties draw:fill-color="#b3b3b3" draw:textarea-horizontal-align="justify" draw:textarea-vertical-align="middle" draw:auto-grow-height="false" fo:min-height="0.464cm" fo:min-width="1.42cm"/>
    </style:style>
    <style:style style:name="gr35" style:family="graphic" style:parent-style-name="standard">
      <style:graphic-properties draw:stroke="none" svg:stroke-color="#000000" draw:fill="none" draw:fill-color="#ffffff" fo:min-height="0.447cm"/>
    </style:style>
    <style:style style:name="gr36" style:family="graphic" style:parent-style-name="standard">
      <style:graphic-properties draw:fill-color="#00dcff" draw:textarea-horizontal-align="justify" draw:textarea-vertical-align="middle" draw:auto-grow-height="false" fo:min-height="1.126cm" fo:min-width="3.67cm"/>
    </style:style>
    <style:style style:name="gr37" style:family="graphic" style:parent-style-name="standard">
      <style:graphic-properties draw:stroke="dash" draw:stroke-dash="Fine_20_Dashed" svg:stroke-color="#00dcff" draw:textarea-vertical-align="middle"/>
    </style:style>
    <style:style style:name="gr38" style:family="graphic" style:parent-style-name="standard">
      <style:graphic-properties draw:fill-color="#b3b3b3" draw:textarea-horizontal-align="justify" draw:textarea-vertical-align="middle" draw:auto-grow-height="false" fo:min-height="0.305cm" fo:min-width="0.62cm"/>
    </style:style>
    <style:style style:name="gr39" style:family="graphic" style:parent-style-name="standard">
      <style:graphic-properties draw:stroke="dash" draw:stroke-dash="Fine_20_Dashed" draw:marker-end="Arrow" draw:textarea-vertical-align="middle"/>
    </style:style>
    <style:style style:name="gr40" style:family="graphic" style:parent-style-name="standard">
      <style:graphic-properties draw:stroke="dash" draw:stroke-dash="Fine_20_Dashed" draw:textarea-vertical-align="middle"/>
    </style:style>
    <style:style style:name="gr41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svg:stroke-width="0.053cm" svg:stroke-color="#23dc23" draw:marker-start-width="0.279cm" draw:marker-end-width="0.279cm" draw:textarea-horizontal-align="justify" draw:textarea-vertical-align="middle" draw:auto-grow-height="false" fo:min-height="0.668cm" fo:min-width="3.72cm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fo:min-height="0.893cm"/>
    </style:style>
    <style:style style:name="gr44" style:family="graphic" style:parent-style-name="standard">
      <style:graphic-properties draw:fill-color="#ff6600" draw:textarea-horizontal-align="justify" draw:textarea-vertical-align="middle" draw:auto-grow-height="false" fo:min-height="1.1cm" fo:min-width="4.454cm"/>
    </style:style>
    <style:style style:name="gr45" style:family="graphic" style:parent-style-name="standard">
      <style:graphic-properties draw:stroke="dash" draw:stroke-dash="Ultrafine_20_Dashed" draw:marker-end="Arrow" draw:textarea-vertical-align="middle"/>
    </style:style>
    <style:style style:name="gr46" style:family="graphic" style:parent-style-name="standard">
      <style:graphic-properties draw:fill-color="#3465a4" draw:textarea-horizontal-align="justify" draw:textarea-vertical-align="middle" draw:auto-grow-height="false" fo:min-height="0.668cm" fo:min-width="1.815cm"/>
    </style:style>
    <style:style style:name="gr47" style:family="graphic" style:parent-style-name="standard">
      <style:graphic-properties draw:fill-color="#00dcff" draw:textarea-horizontal-align="justify" draw:textarea-vertical-align="middle" draw:auto-grow-height="false" fo:min-height="0.668cm" fo:min-width="3.72cm"/>
    </style:style>
    <style:style style:name="gr48" style:family="graphic" style:parent-style-name="standard">
      <style:graphic-properties svg:stroke-color="#000000" draw:marker-end="Arrow" draw:textarea-vertical-align="middle"/>
    </style:style>
    <style:style style:name="gr49" style:family="graphic" style:parent-style-name="standard">
      <style:graphic-properties svg:stroke-color="#00dcff" draw:fill-color="#ffffff" draw:textarea-horizontal-align="justify" draw:textarea-vertical-align="middle" draw:auto-grow-height="false" fo:min-height="1.402cm" fo:min-width="1.66cm"/>
    </style:style>
    <style:style style:name="gr50" style:family="graphic" style:parent-style-name="standard">
      <style:graphic-properties draw:stroke="none" svg:stroke-color="#000000" draw:fill="none" draw:fill-color="#ffffff" fo:min-height="0.712cm"/>
    </style:style>
    <style:style style:name="gr51" style:family="graphic" style:parent-style-name="standard">
      <style:graphic-properties draw:fill-color="#000000" draw:textarea-horizontal-align="justify" draw:textarea-vertical-align="middle" draw:auto-grow-height="false" fo:min-height="0.668cm" fo:min-width="2.323cm"/>
    </style:style>
    <style:style style:name="gr52" style:family="graphic" style:parent-style-name="standard">
      <style:graphic-properties draw:stroke="dash" draw:stroke-dash="Fine_20_Dashed" svg:stroke-color="#00dcff" draw:marker-end="Arrow" draw:textarea-vertical-align="middle"/>
    </style:style>
    <style:style style:name="gr53" style:family="graphic" style:parent-style-name="standard">
      <style:graphic-properties draw:fill-color="#23dc6b" draw:textarea-horizontal-align="justify" draw:textarea-vertical-align="middle" draw:auto-grow-height="false" fo:min-height="0.436cm" fo:min-width="2.295cm"/>
    </style:style>
    <style:style style:name="gr54" style:family="graphic" style:parent-style-name="standard">
      <style:graphic-properties svg:stroke-width="0.035cm" svg:stroke-color="#23dc23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color="#000000" draw:fill="none" draw:fill-color="#ffffff" fo:min-height="4.267cm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2.163cm" fo:min-width="7.501cm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3.995cm" fo:min-width="7.501cm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2.454cm" fo:min-width="2.062cm"/>
    </style:style>
    <style:style style:name="gr59" style:family="graphic" style:parent-style-name="standard">
      <style:graphic-properties draw:stroke="none" svg:stroke-color="#000000" draw:fill="none" draw:fill-color="#ffffff" fo:min-height="1.423cm"/>
    </style:style>
    <style:style style:name="gr60" style:family="graphic" style:parent-style-name="standard">
      <style:graphic-properties draw:fill-color="#ff6600" draw:textarea-horizontal-align="justify" draw:textarea-vertical-align="middle" draw:auto-grow-height="false" fo:min-height="1.576cm" fo:min-width="1.787cm"/>
    </style:style>
    <style:style style:name="gr61" style:family="graphic" style:parent-style-name="standard">
      <style:graphic-properties svg:stroke-color="#b82323" draw:fill-color="#ffff00" draw:textarea-horizontal-align="justify" draw:textarea-vertical-align="middle" draw:auto-grow-height="false" fo:min-height="0.445cm" fo:min-width="0.249cm"/>
    </style:style>
    <style:style style:name="gr62" style:family="graphic" style:parent-style-name="standard">
      <style:graphic-properties draw:stroke="none" svg:stroke-color="#000000" draw:fill="none" draw:fill-color="#ffffff" fo:min-height="2.845cm"/>
    </style:style>
    <style:style style:name="gr63" style:family="graphic" style:parent-style-name="standard">
      <style:graphic-properties draw:fill-color="#b3b3b3" draw:textarea-horizontal-align="justify" draw:textarea-vertical-align="middle" draw:auto-grow-height="false" fo:min-height="0.471cm" fo:min-width="1.179cm"/>
    </style:style>
    <style:style style:name="gr64" style:family="graphic" style:parent-style-name="standard">
      <style:graphic-properties draw:stroke="none" svg:stroke-color="#000000" draw:fill="none" draw:fill-color="#ffffff" fo:min-height="2.209cm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0.894cm" fo:min-width="2.802cm"/>
    </style:style>
    <style:style style:name="gr66" style:family="graphic" style:parent-style-name="standard">
      <style:graphic-properties draw:fill-color="#b3b3b3" draw:textarea-horizontal-align="justify" draw:textarea-vertical-align="middle" draw:auto-grow-height="false" fo:min-height="0.791cm" fo:min-width="1.42cm"/>
    </style:style>
    <style:style style:name="gr67" style:family="graphic" style:parent-style-name="standard">
      <style:graphic-properties draw:fill-color="#b3b3b3" draw:textarea-horizontal-align="justify" draw:textarea-vertical-align="middle" draw:auto-grow-height="false" fo:min-height="0.791cm" fo:min-width="1.42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standard">
      <style:graphic-properties draw:marker-end="Arrow" draw:textarea-vertical-align="middle"/>
    </style:style>
    <style:style style:name="gr70" style:family="graphic" style:parent-style-name="standard">
      <style:graphic-properties draw:stroke="none" svg:stroke-color="#000000" draw:fill="none" draw:fill-color="#ffffff" fo:min-height="1.707cm"/>
    </style:style>
    <style:style style:name="gr71" style:family="graphic" style:parent-style-name="standard">
      <style:graphic-properties draw:stroke="none" svg:stroke-color="#000000" draw:fill="none" draw:fill-color="#ffffff" fo:min-height="0.439cm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1.148cm" fo:min-width="1.86cm"/>
    </style:style>
    <style:style style:name="gr73" style:family="graphic" style:parent-style-name="standard">
      <style:graphic-properties svg:stroke-color="#000000" draw:fill-color="#000000" draw:textarea-horizontal-align="justify" draw:textarea-vertical-align="middle" draw:auto-grow-height="false" fo:min-height="0.668cm" fo:min-width="3.72cm"/>
    </style:style>
    <style:style style:name="gr74" style:family="graphic" style:parent-style-name="standard">
      <style:graphic-properties draw:stroke="none" svg:stroke-color="#000000" draw:fill="none" draw:fill-color="#ffffff" fo:min-height="1.905cm"/>
    </style:style>
    <style:style style:name="gr75" style:family="graphic" style:parent-style-name="standard">
      <style:graphic-properties draw:textarea-horizontal-align="justify" draw:textarea-vertical-align="middle" draw:auto-grow-height="false" fo:min-height="0.668cm" fo:min-width="4.101cm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0.957cm" fo:min-width="0.516cm"/>
    </style:style>
    <style:style style:name="gr77" style:family="graphic" style:parent-style-name="standard">
      <style:graphic-properties draw:fill-color="#6bff6b" draw:textarea-horizontal-align="justify" draw:textarea-vertical-align="middle" draw:auto-grow-height="false" fo:min-height="3.338cm" fo:min-width="6.358cm"/>
    </style:style>
    <style:style style:name="gr78" style:family="graphic" style:parent-style-name="standard">
      <style:graphic-properties draw:stroke="dash" draw:stroke-dash="Fine_20_Dashed" svg:stroke-width="0.035cm" svg:stroke-color="#00dcff" draw:marker-start-width="0.252cm" draw:marker-end-width="0.252cm" draw:fill-color="#ffffff" draw:textarea-horizontal-align="justify" draw:textarea-vertical-align="middle" draw:auto-grow-height="false" fo:min-height="3.537cm" fo:min-width="12.824cm" fo:padding-top="0.142cm" fo:padding-bottom="0.142cm" fo:padding-left="0.267cm" fo:padding-right="0.267cm"/>
    </style:style>
    <style:style style:name="gr79" style:family="graphic" style:parent-style-name="standard">
      <style:graphic-properties draw:stroke="dash" draw:stroke-dash="Fine_20_Dashed" svg:stroke-color="#ff6600" draw:fill-color="#ffffff" draw:textarea-horizontal-align="justify" draw:textarea-vertical-align="middle" draw:auto-grow-height="false" fo:min-height="3.814cm" fo:min-width="12.2cm"/>
    </style:style>
    <style:style style:name="gr80" style:family="graphic" style:parent-style-name="standard">
      <style:graphic-properties draw:fill-color="#ff6600" draw:textarea-horizontal-align="justify" draw:textarea-vertical-align="middle" draw:auto-grow-height="false" fo:min-height="1.1cm" fo:min-width="3.946cm"/>
    </style:style>
    <style:style style:name="gr81" style:family="graphic" style:parent-style-name="standard">
      <style:graphic-properties draw:fill-color="#333333" draw:textarea-horizontal-align="justify" draw:textarea-vertical-align="middle" draw:auto-grow-height="false" fo:min-height="0.791cm" fo:min-width="1.42cm"/>
    </style:style>
    <style:style style:name="gr82" style:family="graphic" style:parent-style-name="standard">
      <style:graphic-properties draw:fill-color="#23b8dc" draw:textarea-horizontal-align="justify" draw:textarea-vertical-align="middle" draw:auto-grow-height="false" fo:min-height="2.544cm" fo:min-width="3.564cm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1.884cm" fo:min-width="1.137cm"/>
    </style:style>
    <style:style style:name="gr84" style:family="graphic" style:parent-style-name="standard">
      <style:graphic-properties draw:textarea-horizontal-align="justify" draw:textarea-vertical-align="middle" draw:auto-grow-height="false" fo:min-height="2.29cm" fo:min-width="2.167cm"/>
    </style:style>
    <style:style style:name="gr85" style:family="graphic" style:parent-style-name="standard">
      <style:graphic-properties draw:stroke="none" svg:stroke-color="#000000" draw:fill="none" draw:fill-color="#ffffff" fo:min-height="2.134cm"/>
    </style:style>
    <style:style style:name="gr86" style:family="graphic" style:parent-style-name="standard">
      <style:graphic-properties draw:fill-color="#ff6600" draw:textarea-horizontal-align="justify" draw:textarea-vertical-align="middle" draw:auto-grow-height="false" fo:min-height="1.417cm" fo:min-width="2.549cm"/>
    </style:style>
    <style:style style:name="gr87" style:family="graphic" style:parent-style-name="standard">
      <style:graphic-properties draw:textarea-horizontal-align="justify" draw:textarea-vertical-align="middle" draw:auto-grow-height="false" fo:min-height="0.668cm" fo:min-width="2.496cm"/>
    </style:style>
    <style:style style:name="gr88" style:family="graphic" style:parent-style-name="standard">
      <style:graphic-properties draw:textarea-horizontal-align="justify" draw:textarea-vertical-align="middle" draw:auto-grow-height="false" fo:min-height="0.668cm" fo:min-width="3.004cm"/>
    </style:style>
    <style:style style:name="gr89" style:family="graphic" style:parent-style-name="standard">
      <style:graphic-properties draw:fill-color="#ffffff" draw:textarea-horizontal-align="justify" draw:textarea-vertical-align="middle" draw:auto-grow-height="false" fo:min-height="0.791cm" fo:min-width="1.42cm"/>
    </style:style>
    <style:style style:name="gr90" style:family="graphic" style:parent-style-name="standard">
      <style:graphic-properties svg:stroke-color="#000000" draw:marker-end="Square" draw:textarea-vertical-align="middle"/>
    </style:style>
    <style:style style:name="gr91" style:family="graphic" style:parent-style-name="standard">
      <style:graphic-properties draw:fill-color="#23dc6b" draw:textarea-horizontal-align="justify" draw:textarea-vertical-align="middle" draw:auto-grow-height="false" fo:min-height="1.1cm" fo:min-width="0.89cm"/>
    </style:style>
    <style:style style:name="gr92" style:family="graphic" style:parent-style-name="standard">
      <style:graphic-properties draw:fill-color="#23dcdc" draw:textarea-horizontal-align="justify" draw:textarea-vertical-align="middle" draw:auto-grow-height="false" fo:min-height="0.668cm" fo:min-width="2.496cm"/>
    </style:style>
    <style:style style:name="gr93" style:family="graphic" style:parent-style-name="standard">
      <style:graphic-properties draw:fill-color="#ff6600" draw:textarea-horizontal-align="justify" draw:textarea-vertical-align="middle" draw:auto-grow-height="false" fo:min-height="1.146cm" fo:min-width="5.216cm"/>
    </style:style>
    <style:style style:name="gr94" style:family="graphic" style:parent-style-name="standard">
      <style:graphic-properties svg:stroke-color="#ff6600" draw:fill-color="#ff6600" draw:textarea-horizontal-align="justify" draw:textarea-vertical-align="middle" draw:auto-grow-height="false" fo:min-height="3.688cm" fo:min-width="0.389cm"/>
    </style:style>
    <style:style style:name="gr95" style:family="graphic" style:parent-style-name="objectwithoutfill">
      <style:graphic-properties svg:stroke-color="#2300dc" draw:marker-end="Arrow" draw:marker-end-width="0.3cm" draw:fill="none" draw:textarea-vertical-align="middle"/>
    </style:style>
    <style:style style:name="gr96" style:family="graphic" style:parent-style-name="standard">
      <style:graphic-properties draw:textarea-horizontal-align="justify" draw:textarea-vertical-align="middle" draw:auto-grow-height="false" fo:min-height="3.465cm" fo:min-width="3.437cm"/>
    </style:style>
    <style:style style:name="gr97" style:family="graphic" style:parent-style-name="standard">
      <style:graphic-properties draw:textarea-horizontal-align="justify" draw:textarea-vertical-align="middle" draw:auto-grow-height="false" fo:min-height="1.356cm" fo:min-width="2.93cm"/>
    </style:style>
    <style:style style:name="gr98" style:family="graphic" style:parent-style-name="standard">
      <style:graphic-properties draw:fill-color="#999999" draw:textarea-horizontal-align="justify" draw:textarea-vertical-align="middle" draw:auto-grow-height="false" fo:min-height="0.39cm" fo:min-width="0.7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-color="#000080"/>
      <style:paragraph-properties fo:text-align="center"/>
    </style:style>
    <style:style style:name="P5" style:family="paragraph">
      <loext:graphic-properties draw:fill-color="#00dcff"/>
      <style:paragraph-properties fo:text-align="center"/>
    </style:style>
    <style:style style:name="P6" style:family="paragraph">
      <loext:graphic-properties draw:fill-color="#476bb8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b3b3b3"/>
      <style:paragraph-properties fo:text-align="center"/>
    </style:style>
    <style:style style:name="P9" style:family="paragraph">
      <loext:graphic-properties draw:fill-color="#00dcff"/>
      <style:paragraph-properties fo:text-align="center"/>
      <style:text-properties fo:font-style="italic" style:font-style-asian="italic" style:font-style-complex="italic"/>
    </style:style>
    <style:style style:name="P10" style:family="paragraph">
      <style:text-properties fo:color="#00dcff"/>
    </style:style>
    <style:style style:name="P11" style:family="paragraph">
      <loext:graphic-properties draw:fill="none" draw:fill-color="#ffffff"/>
      <style:text-properties fo:color="#00dcff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-color="#fdaeae"/>
      <style:paragraph-properties fo:text-align="center"/>
    </style:style>
    <style:style style:name="P15" style:family="paragraph">
      <loext:graphic-properties draw:fill-color="#23dc6b"/>
      <style:paragraph-properties fo:text-align="center"/>
    </style:style>
    <style:style style:name="P16" style:family="paragraph"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9" style:family="paragraph">
      <style:text-properties fo:font-style="italic" style:font-style-asian="italic" style:font-style-complex="italic"/>
    </style:style>
    <style:style style:name="P20" style:family="paragraph">
      <loext:graphic-properties draw:fill="none" draw:fill-color="#ffffff"/>
      <style:text-properties fo:font-style="italic" style:font-style-asian="italic" style:font-style-complex="italic"/>
    </style:style>
    <style:style style:name="P21" style:family="paragraph">
      <loext:graphic-properties draw:fill-color="#3465a4"/>
      <style:paragraph-properties fo:text-align="center"/>
    </style:style>
    <style:style style:name="P22" style:family="paragraph">
      <style:text-properties fo:color="#47b823" fo:font-weight="bold"/>
    </style:style>
    <style:style style:name="P23" style:family="paragraph">
      <loext:graphic-properties draw:fill="none" draw:fill-color="#ffffff"/>
      <style:text-properties fo:color="#47b823" fo:font-weight="bold"/>
    </style:style>
    <style:style style:name="P24" style:family="paragraph">
      <style:text-properties fo:color="#dc2300" fo:font-weight="bold"/>
    </style:style>
    <style:style style:name="P25" style:family="paragraph">
      <loext:graphic-properties draw:fill="none" draw:fill-color="#ffffff"/>
      <style:text-properties fo:color="#dc2300" fo:font-weight="bold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ffff00"/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style:text-properties fo:font-style="italic"/>
    </style:style>
    <style:style style:name="P30" style:family="paragraph">
      <loext:graphic-properties draw:fill="none" draw:fill-color="#ffffff"/>
      <style:text-properties fo:font-style="italic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6bff6b"/>
      <style:paragraph-properties fo:text-align="center"/>
    </style:style>
    <style:style style:name="P33" style:family="paragraph">
      <loext:graphic-properties draw:fill-color="#333333"/>
      <style:paragraph-properties fo:text-align="center"/>
    </style:style>
    <style:style style:name="P34" style:family="paragraph">
      <loext:graphic-properties draw:fill-color="#23b8dc"/>
      <style:paragraph-properties fo:text-align="center"/>
    </style:style>
    <style:style style:name="P35" style:family="paragraph">
      <loext:graphic-properties draw:fill-color="#23dcdc"/>
      <style:paragraph-properties fo:text-align="center"/>
    </style:style>
    <style:style style:name="P36" style:family="paragraph">
      <loext:graphic-properties draw:fill-color="#999999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dc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dc23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4.572cm" svg:x="14.208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42cm" svg:height="12.319cm" svg:x="0.4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24cm" svg:height="3.175cm" svg:x="9.274cm" svg:y="5.8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445cm" svg:height="2.159cm" svg:x="1.4cm" svg:y="11.066cm">
          <text:p text:style-name="P2">s3://fq-blocks/</text:p>
          <draw:enhanced-geometry svg:viewBox="0 0 88 21600" draw:mirror-horizontal="false" draw:mirror-vertical="false" draw:glue-points="44 ?f6 44 0 0 10800 44 21600 88 10800" draw:text-areas="0 ?f6 88 ?f3" draw:type="can" draw:modifiers="519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xml:id="id2" draw:id="id2" draw:layer="layout" svg:width="4.064cm" svg:height="2.794cm" svg:x="1.59cm" svg:y="6.318cm">
          <text:p text:style-name="P2">Downloader</text:p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8.382cm" svg:height="1.778cm" svg:x="9.274cm" svg:y="2.081cm">
          <text:p text:style-name="P2">Scheduler</text:p>
          <text:p text:style-name="P2">(ec2 node)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4.445cm" svg:height="2.159cm" svg:x="1.4cm" svg:y="2.081cm">
          <text:p text:style-name="P2">SRA</text:p>
          <draw:enhanced-geometry svg:viewBox="0 0 88 21600" draw:mirror-horizontal="false" draw:mirror-vertical="false" draw:glue-points="44 ?f6 44 0 0 10800 44 21600 88 10800" draw:text-areas="0 ?f6 88 ?f3" draw:type="can" draw:modifiers="519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xml:id="id5" draw:id="id5" draw:layer="layout" svg:width="4.064cm" svg:height="2.159cm" svg:x="9.972cm" svg:y="6.391cm">
          <text:p text:style-name="P2">Aligner 0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4.064cm" svg:height="2.159cm" svg:x="14.516cm" svg:y="6.391cm">
          <text:p text:style-name="P2">Aligner 1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4.064cm" svg:height="2.159cm" svg:x="19.723cm" svg:y="6.391cm">
          <text:p text:style-name="P2">Aligner M</text:p>
          <draw:enhanced-geometry svg:viewBox="0 0 21600 21600" draw:type="rectangle" draw:enhanced-path="M 0 0 L 21600 0 21600 21600 0 21600 0 0 Z N"/>
        </draw:custom-shape>
        <draw:custom-shape draw:style-name="gr8" draw:text-style-name="P3" xml:id="id8" draw:id="id8" draw:layer="layout" svg:width="5.207cm" svg:height="2.159cm" svg:x="9.401cm" svg:y="12.678cm">
          <text:p text:style-name="P2">s3://bam-blocks/</text:p>
          <draw:enhanced-geometry svg:viewBox="0 0 88 21600" draw:mirror-horizontal="false" draw:mirror-vertical="false" draw:glue-points="44 ?f6 44 0 0 10800 44 21600 88 10800" draw:text-areas="0 ?f6 88 ?f3" draw:type="can" draw:modifiers="519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7" draw:layer="layout" svg:width="1.27cm" svg:height="1.016cm" svg:x="18.545cm" svg:y="7.761cm">
          <draw:text-box>
            <text:p>...</text:p>
          </draw:text-box>
        </draw:frame>
        <draw:custom-shape draw:style-name="gr10" draw:text-style-name="P8" draw:layer="layout" svg:width="2.682cm" svg:height="1.451cm" svg:x="0.696cm" svg:y="4.494cm">
          <text:p text:style-name="P2">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1.397cm" svg:height="0.889cm" svg:x="1.346cm" svg:y="10.02cm">
          <text:p text:style-name="P2"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1.397cm" svg:height="0.889cm" svg:x="1.522cm" svg:y="9.84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1.397cm" svg:height="0.889cm" svg:x="1.698cm" svg:y="9.67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1.397cm" svg:height="0.889cm" svg:x="1.873cm" svg:y="9.49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1.397cm" svg:height="0.889cm" svg:x="2.046cm" svg:y="9.32cm">
          <text:p text:style-name="P2">1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2" draw:layer="layout" svg:x1="3.623cm" svg:y1="4.24cm" svg:x2="3.622cm" svg:y2="6.318cm" draw:start-shape="id1" draw:start-glue-point="7" draw:end-shape="id2" draw:end-glue-point="0" svg:d="M3623 4240v1039h-1v1039" svg:viewBox="0 0 2 2079">
          <text:p/>
        </draw:connector>
        <draw:connector draw:style-name="gr12" draw:text-style-name="P2" draw:layer="layout" svg:x1="3.622cm" svg:y1="9.112cm" svg:x2="3.623cm" svg:y2="11.066cm" draw:start-shape="id2" draw:start-glue-point="2" draw:end-shape="id3" draw:end-glue-point="5" svg:d="M3622 9112v977h1v977" svg:viewBox="0 0 2 1955">
          <text:p/>
        </draw:connector>
        <draw:connector draw:style-name="gr13" draw:text-style-name="P2" draw:layer="layout" svg:x1="9.274cm" svg:y1="2.97cm" svg:x2="5.654cm" svg:y2="7.715cm" draw:start-shape="id4" draw:start-glue-point="3" draw:end-shape="id2" draw:end-glue-point="1" svg:d="M9274 2970h-1810v4745h-1810" svg:viewBox="0 0 3621 4746">
          <text:p/>
        </draw:connector>
        <draw:connector draw:style-name="gr13" draw:text-style-name="P2" draw:layer="layout" svg:x1="13.465cm" svg:y1="3.859cm" svg:x2="12.004cm" svg:y2="6.391cm" draw:start-shape="id4" draw:start-glue-point="2" draw:end-shape="id5" svg:d="M13465 3859v1266h-1461v1266" svg:viewBox="0 0 1462 2533">
          <text:p/>
        </draw:connector>
        <draw:connector draw:style-name="gr13" draw:text-style-name="P2" draw:layer="layout" svg:x1="13.465cm" svg:y1="3.859cm" svg:x2="16.548cm" svg:y2="6.391cm" draw:start-shape="id4" draw:start-glue-point="2" draw:end-shape="id6" draw:end-glue-point="0" svg:d="M13465 3859v1266h3083v1266" svg:viewBox="0 0 3084 2533">
          <text:p/>
        </draw:connector>
        <draw:connector draw:style-name="gr13" draw:text-style-name="P2" draw:layer="layout" svg:x1="13.465cm" svg:y1="3.859cm" svg:x2="21.755cm" svg:y2="6.391cm" draw:start-shape="id4" draw:start-glue-point="2" draw:end-shape="id7" svg:d="M13465 3859v1266h8290v1266" svg:viewBox="0 0 8291 2533">
          <text:p/>
        </draw:connector>
        <draw:connector draw:style-name="gr13" draw:text-style-name="P2" draw:layer="layout" draw:line-skew="0.49cm" svg:x1="5.845cm" svg:y1="12.146cm" svg:x2="9.972cm" svg:y2="7.47cm" draw:start-shape="id3" draw:start-glue-point="8" draw:end-shape="id5" draw:end-glue-point="3" svg:d="M5845 12146h2554v-4676h1573" svg:viewBox="0 0 4128 4677">
          <text:p/>
        </draw:connector>
        <draw:frame draw:style-name="gr9" draw:text-style-name="P7" draw:layer="layout" svg:width="3.81cm" svg:height="1.016cm" svg:x="3.64cm" svg:y="9.474cm">
          <draw:text-box>
            <text:p>fq-blocks</text:p>
          </draw:text-box>
        </draw:frame>
        <draw:custom-shape draw:style-name="gr14" draw:text-style-name="P9" draw:layer="layout" svg:width="1.778cm" svg:height="0.889cm" svg:x="7.369cm" svg:y="9.701cm">
          <text:p text:style-name="P2"><text:span text:style-name="T1">n</text:span><text:span text:style-name="T2">.fq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11" draw:layer="layout" svg:width="3.81cm" svg:height="1.673cm" svg:x="5.734cm" svg:y="11.314cm">
          <draw:text-box>
            <text:p text:style-name="P10"><text:span text:style-name="T3">read </text:span><text:span text:style-name="T3">nth</text:span></text:p>
            <text:p text:style-name="P10"><text:span text:style-name="T3"><text:s/></text:span><text:span text:style-name="T3">fq-</text:span><text:span text:style-name="T3">bloc</text:span><text:span text:style-name="T3">k</text:span></text:p>
          </draw:text-box>
        </draw:frame>
        <draw:connector draw:style-name="gr15" draw:text-style-name="P2" draw:layer="layout" draw:line-skew="0.322cm" svg:x1="12.004cm" svg:y1="8.55cm" svg:x2="12.005cm" svg:y2="12.678cm" draw:start-shape="id5" draw:start-glue-point="2" draw:end-shape="id8" draw:end-glue-point="5" svg:d="M12004 8550v2385h1v1743" svg:viewBox="0 0 2 4129">
          <text:p/>
        </draw:connector>
        <draw:connector draw:style-name="gr15" draw:text-style-name="P2" draw:layer="layout" draw:line-skew="-0.977cm" svg:x1="16.548cm" svg:y1="8.55cm" svg:x2="12.005cm" svg:y2="12.678cm" draw:start-shape="id6" draw:start-glue-point="2" draw:end-shape="id8" draw:end-glue-point="5" svg:d="M16548 8550v1086h-4543v3042" svg:viewBox="0 0 4544 4129">
          <text:p/>
        </draw:connector>
        <draw:connector draw:style-name="gr12" draw:text-style-name="P2" draw:layer="layout" draw:line-skew="-0.596cm" svg:x1="21.755cm" svg:y1="8.55cm" svg:x2="12.005cm" svg:y2="12.678cm" draw:start-shape="id7" draw:start-glue-point="2" draw:end-shape="id8" draw:end-glue-point="5" svg:d="M21755 8550v1467h-9750v2661" svg:viewBox="0 0 9751 4129">
          <text:p/>
        </draw:connector>
        <draw:frame draw:style-name="gr9" draw:text-style-name="P11" draw:layer="layout" svg:width="1.143cm" svg:height="1.016cm" svg:x="11.814cm" svg:y="4.902cm">
          <draw:text-box>
            <text:p text:style-name="P10"><text:span text:style-name="T3">n</text:span></text:p>
          </draw:text-box>
        </draw:frame>
        <draw:frame draw:style-name="gr16" draw:text-style-name="P11" draw:layer="layout" svg:width="1.651cm" svg:height="0.962cm" svg:x="16.34cm" svg:y="4.931cm">
          <draw:text-box>
            <text:p text:style-name="P10"><text:span text:style-name="T3">n+1</text:span></text:p>
          </draw:text-box>
        </draw:frame>
        <draw:frame draw:style-name="gr17" draw:text-style-name="P11" draw:layer="layout" svg:width="2.032cm" svg:height="0.962cm" svg:x="21.593cm" svg:y="4.929cm">
          <draw:text-box>
            <text:p text:style-name="P10"><text:span text:style-name="T3">n+m</text:span></text:p>
          </draw:text-box>
        </draw:frame>
        <draw:frame draw:style-name="gr18" draw:text-style-name="P13" draw:layer="layout" svg:width="10.271cm" svg:height="2.016cm" svg:x="0.001cm" svg:y="0.1cm">
          <draw:text-box>
            <text:p text:style-name="P12"><text:span text:style-name="T4">Serr</text:span><text:span text:style-name="T4">atus </text:span><text:span text:style-name="T4">- </text:span><text:span text:style-name="T4">over</text:span><text:span text:style-name="T4">view</text:span></text:p>
          </draw:text-box>
        </draw:frame>
        <draw:custom-shape draw:style-name="gr19" draw:text-style-name="P6" xml:id="id9" draw:id="id9" draw:layer="layout" svg:width="2.259cm" svg:height="3.048cm" svg:x="17.556cm" svg:y="12.233cm">
          <text:p text:style-name="P2">Merger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397cm" svg:height="0.889cm" svg:x="11.306cm" svg:y="10.852cm">
          <text:p text:style-name="P2"><text:s text:c="5"/><text:s text:c="2"/>n.bam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3" xml:id="id10" draw:id="id10" draw:layer="layout" svg:width="4.191cm" svg:height="2.159cm" svg:x="23.244cm" svg:y="12.678cm">
          <text:p text:style-name="P2">s3://aligned/</text:p>
          <draw:enhanced-geometry svg:viewBox="0 0 88 21600" draw:mirror-horizontal="false" draw:mirror-vertical="false" draw:glue-points="44 ?f6 44 0 0 10800 44 21600 88 10800" draw:text-areas="0 ?f6 88 ?f3" draw:type="can" draw:modifiers="519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4" draw:layer="layout" svg:width="2.682cm" svg:height="1.451cm" svg:x="20.081cm" svg:y="14cm">
          <text:p text:style-name="P2">.bam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14" draw:layer="layout" svg:width="1.397cm" svg:height="0.889cm" svg:x="14.743cm" svg:y="14.67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14" draw:layer="layout" svg:width="1.397cm" svg:height="0.889cm" svg:x="14.919cm" svg:y="14.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14" draw:layer="layout" svg:width="1.397cm" svg:height="0.889cm" svg:x="15.095cm" svg:y="14.32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14" draw:layer="layout" svg:width="1.397cm" svg:height="0.889cm" svg:x="15.27cm" svg:y="14.149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14" draw:layer="layout" svg:width="1.397cm" svg:height="0.889cm" svg:x="15.443cm" svg:y="13.973cm">
          <text:p text:style-name="P2">1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2" draw:layer="layout" svg:x1="14.608cm" svg:y1="13.758cm" svg:x2="17.556cm" svg:y2="13.757cm" draw:start-shape="id8" draw:start-glue-point="8" draw:end-shape="id9" draw:end-glue-point="3" svg:d="M14608 13758h1474v-1h1474" svg:viewBox="0 0 2949 2">
          <text:p/>
        </draw:connector>
        <draw:connector draw:style-name="gr12" draw:text-style-name="P2" draw:layer="layout" svg:x1="19.815cm" svg:y1="13.757cm" svg:x2="23.244cm" svg:y2="13.758cm" draw:start-shape="id9" draw:start-glue-point="1" draw:end-shape="id10" draw:end-glue-point="6" svg:d="M19815 13757h1714v1h1715" svg:viewBox="0 0 3430 2">
          <text:p/>
        </draw:connector>
        <draw:custom-shape draw:style-name="gr24" draw:text-style-name="P15" draw:layer="layout" svg:width="2.024cm" svg:height="1.097cm" svg:x="23.76cm" svg:y="8.62cm">
          <text:p text:style-name="P2">/logs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" draw:layer="layout" svg:width="2.159cm" svg:height="1.905cm" svg:x="18.164cm" svg:y="2.016cm">
          <text:p text:style-name="P2">ACC</text:p>
          <text:p text:style-name="P2">list</text:p>
          <draw:enhanced-geometry svg:viewBox="0 0 21600 21600" draw:glue-points="?f6 10800 10800 21600 ?f5 10800 10800 0" draw:text-areas="?f3 ?f3 ?f4 ?f4" draw:type="trapezoid" draw:modifiers="475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5" draw:layer="layout" svg:width="1.016cm" svg:height="1.016cm" svg:x="14.027cm" svg:y="11.033cm">
          <text:p text:style-name="P2">Sch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27" draw:text-style-name="P1" draw:layer="layout" svg:width="5.588cm" svg:height="4.064cm" svg:x="0.492cm" svg:y="16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2" draw:id="id12" draw:layer="layout" svg:width="4.064cm" svg:height="2.794cm" svg:x="10.014cm" svg:y="2.27cm">
          <text:p text:style-name="P2">Aligner <text:span text:style-name="T1">m</text:span><text:line-break/>ec2-node</text:p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10.271cm" svg:height="2.016cm" svg:x="0cm" svg:y="0cm">
          <draw:text-box>
            <text:p text:style-name="P12"><text:span text:style-name="T4">Alig</text:span><text:span text:style-name="T4">ner </text:span><text:span text:style-name="T4">– </text:span><text:span text:style-name="T4">EC2 </text:span><text:span text:style-name="T4">Nod</text:span><text:span text:style-name="T4">e</text:span></text:p>
          </draw:text-box>
        </draw:frame>
        <draw:custom-shape draw:style-name="gr28" draw:text-style-name="P17" xml:id="id11" draw:id="id11" draw:layer="layout" svg:width="1.216cm" svg:height="1.27cm" svg:x="6.404cm" svg:y="3.032cm">
          <text:p text:style-name="P16"><text:span text:style-name="T5">n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2" draw:layer="layout" svg:x1="7.468cm" svg:y1="3.667cm" svg:x2="10.014cm" svg:y2="3.667cm" draw:start-shape="id11" draw:start-glue-point="4" draw:end-shape="id12" draw:end-glue-point="3" svg:d="M7468 3667h2546" svg:viewBox="0 0 2547 1">
          <text:p/>
        </draw:connector>
        <draw:custom-shape draw:style-name="gr29" draw:text-style-name="P2" xml:id="id16" draw:id="id16" draw:layer="layout" svg:width="4.318cm" svg:height="1.016cm" svg:x="9.89cm" svg:y="6.461cm">
          <text:p text:style-name="P2">Down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xml:id="id13" draw:id="id13" draw:layer="layout" svg:width="1.397cm" svg:height="1.27cm" svg:x="2.651cm" svg:y="1.508cm">
          <text:p text:style-name="P2">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svg:x1="3.35cm" svg:y1="2.778cm" svg:x2="6.556cm" svg:y2="3.667cm" draw:start-shape="id13" draw:start-glue-point="8" draw:end-shape="id11" draw:end-glue-point="6" svg:d="M3350 2778v889h3206" svg:viewBox="0 0 3207 890">
          <text:p/>
        </draw:connector>
        <draw:custom-shape draw:style-name="gr31" draw:text-style-name="P3" draw:layer="layout" svg:width="1.651cm" svg:height="0.889cm" svg:x="9.379cm" svg:y="1.8cm">
          <text:p text:style-name="P2">ami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2" draw:text-style-name="P1" xml:id="id15" draw:id="id15" draw:layer="layout" svg:width="12.446cm" svg:height="3.302cm" svg:x="14.424cm" svg:y="0.95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4.445cm" svg:height="1.778cm" svg:x="18.742cm" svg:y="0.446cm">
          <text:p text:style-name="P2">s3://fq-blocks/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8" draw:layer="layout" svg:width="3.048cm" svg:height="1.133cm" svg:x="23.441cm" svg:y="2.732cm">
          <text:p text:style-name="P2">N_0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8" draw:layer="layout" svg:width="3.048cm" svg:height="1.133cm" svg:x="17.542cm" svg:y="2.732cm">
          <text:p text:style-name="P2">FQ_2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8" draw:layer="layout" svg:width="3.048cm" svg:height="1.133cm" svg:x="15.042cm" svg:y="2.732cm">
          <text:p text:style-name="P2">FQ_1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5" draw:text-style-name="P7" draw:layer="layout" svg:width="1.27cm" svg:height="0.962cm" svg:x="22.4cm" svg:y="3.305cm">
          <draw:text-box>
            <text:p>...</text:p>
          </draw:text-box>
        </draw:frame>
        <draw:custom-shape draw:style-name="gr34" draw:text-style-name="P8" draw:layer="layout" svg:width="3.048cm" svg:height="1.132cm" svg:x="14.843cm" svg:y="2.801cm">
          <text:p text:style-name="P2">FQ_1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8" draw:layer="layout" svg:width="3.048cm" svg:height="1.132cm" svg:x="17.343cm" svg:y="2.801cm">
          <text:p text:style-name="P2">2_1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8" draw:layer="layout" svg:width="3.048cm" svg:height="1.132cm" svg:x="14.844cm" svg:y="2.801cm">
          <text:p text:style-name="P2">1_1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8" draw:layer="layout" svg:width="3.048cm" svg:height="1.133cm" svg:x="20.012cm" svg:y="2.773cm">
          <text:p text:style-name="P2">3_0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6" draw:text-style-name="P5" xml:id="id14" draw:id="id14" draw:layer="layout" svg:width="4.318cm" svg:height="1.524cm" svg:x="4.292cm" svg:y="13.9cm">
          <text:p text:style-name="P2">Request next</text:p>
          <text:p text:style-name="P2"><text:span text:style-name="T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6.451cm" svg:y1="13.9cm" svg:x2="2.651cm" svg:y2="2.143cm" draw:start-shape="id14" draw:start-glue-point="0" draw:end-shape="id13" draw:end-glue-point="6" svg:d="M6451 13900v-5560h-4958v-6197h1158" svg:viewBox="0 0 4959 11758">
          <text:p/>
        </draw:connector>
        <draw:custom-shape draw:style-name="gr38" draw:text-style-name="P8" draw:layer="layout" svg:width="1.778cm" svg:height="0.879cm" svg:x="17.764cm" svg:y="5.699cm">
          <text:p text:style-name="P2">n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9" draw:text-style-name="P2" draw:layer="layout" svg:x1="20.647cm" svg:y1="4.256cm" svg:x2="14.208cm" svg:y2="6.969cm" draw:start-shape="id15" draw:start-glue-point="2" draw:end-shape="id16" draw:end-glue-point="1" svg:d="M20647 4256v2713h-6439" svg:viewBox="0 0 6440 2714">
          <text:p/>
        </draw:connector>
        <draw:custom-shape draw:style-name="gr33" draw:text-style-name="P3" xml:id="id17" draw:id="id17" draw:layer="layout" svg:width="4.445cm" svg:height="1.778cm" svg:x="21.436cm" svg:y="5.191cm">
          <text:p text:style-name="P2">s3://resources/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8" draw:layer="layout" svg:width="1.778cm" svg:height="0.879cm" svg:x="17.691cm" svg:y="7.841cm">
          <text:p text:style-name="P2">genome.fa + index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0" draw:text-style-name="P2" draw:layer="layout" svg:x1="23.659cm" svg:y1="6.969cm" svg:x2="14.208cm" svg:y2="6.969cm" draw:start-shape="id17" draw:start-glue-point="7" draw:end-shape="id16" draw:end-glue-point="1" svg:d="M23659 6969v502h-5837v-502h-3614" svg:viewBox="0 0 9452 503">
          <text:p/>
        </draw:connector>
        <draw:frame draw:style-name="gr9" draw:text-style-name="P18" draw:layer="layout" svg:width="2.667cm" svg:height="1.016cm" svg:x="5.672cm" svg:y="4.329cm">
          <draw:text-box>
            <text:p text:style-name="P16"><text:span text:style-name="T1">+ </text:span><text:span text:style-name="T1">args</text:span></text:p>
          </draw:text-box>
        </draw:frame>
        <draw:connector draw:style-name="gr41" draw:text-style-name="P2" draw:layer="layout" svg:x1="12.046cm" svg:y1="5.064cm" svg:x2="12.049cm" svg:y2="6.461cm" draw:start-shape="id12" draw:start-glue-point="2" draw:end-shape="id16" draw:end-glue-point="0" svg:d="M12046 5064v699h3v698" svg:viewBox="0 0 4 1398">
          <text:p/>
        </draw:connector>
        <draw:custom-shape draw:style-name="gr42" draw:text-style-name="P2" xml:id="id18" draw:id="id18" draw:layer="layout" svg:width="4.318cm" svg:height="1.016cm" svg:x="9.89cm" svg:y="9.255cm">
          <text:p text:style-name="P2">Alig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0" draw:layer="layout" svg:width="6.985cm" svg:height="1.143cm" svg:x="14.235cm" svg:y="9.282cm">
          <draw:text-box>
            <text:p text:style-name="P19"><text:span text:style-name="T1">bowt</text:span><text:span text:style-name="T1">ie2 | </text:span><text:span text:style-name="T1">bwa</text:span></text:p>
          </draw:text-box>
        </draw:frame>
        <draw:connector draw:style-name="gr41" draw:text-style-name="P2" draw:layer="layout" svg:x1="12.049cm" svg:y1="7.477cm" svg:x2="12.049cm" svg:y2="9.255cm" draw:start-shape="id16" draw:start-glue-point="2" draw:end-shape="id18" draw:end-glue-point="0" svg:d="M12049 7477v1778" svg:viewBox="0 0 1 1779">
          <text:p/>
        </draw:connector>
        <draw:custom-shape draw:style-name="gr44" draw:text-style-name="P3" xml:id="id20" draw:id="id20" draw:layer="layout" svg:width="4.953cm" svg:height="2.159cm" svg:x="20.558cm" svg:y="11.414cm">
          <text:p text:style-name="P2">s3://bam-blocks/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2" xml:id="id19" draw:id="id19" draw:layer="layout" svg:width="4.318cm" svg:height="1.016cm" svg:x="9.89cm" svg:y="11.985cm">
          <text:p text:style-name="P2">Up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xml:id="id26" draw:id="id26" draw:layer="layout" svg:x1="12.049cm" svg:y1="10.271cm" svg:x2="12.049cm" svg:y2="11.985cm" draw:end-shape="id19" draw:end-glue-point="0" svg:d="M12049 10271v1714" svg:viewBox="0 0 1 1715">
          <text:p/>
        </draw:connector>
        <draw:connector draw:style-name="gr45" draw:text-style-name="P2" draw:layer="layout" svg:x1="14.208cm" svg:y1="12.493cm" svg:x2="20.558cm" svg:y2="12.494cm" draw:start-shape="id19" draw:start-glue-point="1" draw:end-shape="id20" draw:end-glue-point="6" svg:d="M14208 12493h3175v1h3175" svg:viewBox="0 0 6351 2">
          <text:p/>
        </draw:connector>
        <draw:custom-shape draw:style-name="gr46" draw:text-style-name="P21" xml:id="id22" draw:id="id22" draw:layer="layout" svg:width="2.413cm" svg:height="1.016cm" svg:x="10.843cm" svg:y="16.494cm">
          <text:p text:style-name="P2">rm n.f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xml:id="id21" draw:id="id21" draw:layer="layout" svg:width="4.318cm" svg:height="1.016cm" svg:x="9.89cm" svg:y="14.335cm">
          <text:p text:style-name="P2">Update Statu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1.397cm" svg:height="0.889cm" svg:x="16.621cm" svg:y="12.684cm">
          <text:p text:style-name="P2"><text:s text:c="3"/><text:s text:c="3"/><text:s/>n.bam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1" draw:text-style-name="P2" draw:layer="layout" svg:x1="12.049cm" svg:y1="13.001cm" svg:x2="12.049cm" svg:y2="14.335cm" draw:start-shape="id19" draw:start-glue-point="2" draw:end-shape="id21" svg:d="M12049 13001v1334" svg:viewBox="0 0 1 1335">
          <text:p/>
        </draw:connector>
        <draw:connector draw:style-name="gr37" draw:text-style-name="P2" xml:id="id25" draw:id="id25" draw:layer="layout" svg:x1="9.89cm" svg:y1="14.843cm" svg:x2="8.533cm" svg:y2="6.053cm" draw:start-shape="id21" draw:start-glue-point="3" svg:d="M9890 14843h-929v-8790h-428" svg:viewBox="0 0 1358 8791">
          <text:p/>
        </draw:connector>
        <draw:connector draw:style-name="gr48" draw:text-style-name="P2" draw:layer="layout" svg:x1="12.049cm" svg:y1="15.351cm" svg:x2="12.049cm" svg:y2="16.494cm" draw:start-shape="id21" draw:start-glue-point="2" draw:end-shape="id22" draw:end-glue-point="0" svg:d="M12049 15351v1143" svg:viewBox="0 0 1 1144">
          <text:p/>
        </draw:connector>
        <draw:connector draw:style-name="gr48" draw:text-style-name="P2" draw:layer="layout" svg:x1="10.843cm" svg:y1="17.002cm" svg:x2="6.451cm" svg:y2="15.424cm" draw:start-shape="id22" draw:start-glue-point="3" draw:end-shape="id14" draw:end-glue-point="2" svg:d="M10843 17002h-4392v-1578" svg:viewBox="0 0 4393 1579">
          <text:p/>
        </draw:connector>
        <draw:custom-shape draw:style-name="gr49" draw:text-style-name="P1" xml:id="id23" draw:id="id23" draw:layer="layout" svg:width="4.318cm" svg:height="3.302cm" svg:x="4.265cm" svg:y="8.62cm">
          <text:p text:style-name="P2">Work</text:p>
          <text:p text:style-name="P2">Avail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0" draw:text-style-name="P23" draw:layer="layout" svg:width="0.889cm" svg:height="0.962cm" svg:x="6.351cm" svg:y="7.758cm">
          <draw:text-box>
            <text:p text:style-name="P22">T</text:p>
          </draw:text-box>
        </draw:frame>
        <draw:frame draw:style-name="gr50" draw:text-style-name="P25" draw:layer="layout" svg:width="0.889cm" svg:height="0.962cm" svg:x="3.54cm" svg:y="10.425cm">
          <draw:text-box>
            <text:p text:style-name="P24"><text:span text:style-name="T6">F</text:span></text:p>
          </draw:text-box>
        </draw:frame>
        <draw:custom-shape draw:style-name="gr51" draw:text-style-name="P26" xml:id="id24" draw:id="id24" draw:layer="layout" svg:width="2.921cm" svg:height="1.016cm" svg:x="0.619cm" svg:y="12.049cm">
          <text:p text:style-name="P2">shut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svg:x1="4.265cm" svg:y1="10.271cm" svg:x2="2.079cm" svg:y2="12.049cm" draw:start-shape="id23" draw:start-glue-point="5" draw:end-shape="id24" draw:end-glue-point="0" svg:d="M4265 10271h-2186v1778" svg:viewBox="0 0 2187 1779">
          <text:p/>
        </draw:connector>
        <draw:connector draw:style-name="gr52" draw:text-style-name="P2" draw:layer="layout" draw:line-skew="1.664cm" svg:x1="8.533cm" svg:y1="6.053cm" svg:x2="2.855cm" svg:y2="2.592cm" draw:start-shape="id25" draw:start-glue-point="3" draw:end-shape="id13" draw:end-glue-point="7" svg:d="M8533 6053v27h-5678v-3488" svg:viewBox="0 0 5679 3489">
          <text:p/>
        </draw:connector>
        <draw:connector draw:style-name="gr39" draw:text-style-name="P2" draw:layer="layout" svg:x1="13.256cm" svg:y1="17.002cm" svg:x2="26.87cm" svg:y2="2.605cm" draw:start-shape="id22" draw:start-glue-point="1" draw:end-shape="id15" draw:end-glue-point="1" svg:d="M13256 17002h14115v-14397h-501" svg:viewBox="0 0 14116 14398">
          <text:p/>
        </draw:connector>
        <draw:custom-shape draw:style-name="gr53" draw:text-style-name="P15" xml:id="id27" draw:id="id27" draw:layer="layout" svg:width="2.794cm" svg:height="1.097cm" svg:x="15.224cm" svg:y="10.525cm">
          <text:p text:style-name="P2">s3://logs/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4" draw:text-style-name="P2" draw:layer="layout" draw:line-skew="-0.621cm" svg:x1="12.049cm" svg:y1="10.271cm" svg:x2="15.224cm" svg:y2="11.074cm" draw:start-shape="id26" draw:start-glue-point="2" draw:end-shape="id27" draw:end-glue-point="6" svg:d="M12049 10271h1029v803h2146" svg:viewBox="0 0 3176 804">
          <text:p/>
        </draw:connector>
        <draw:frame draw:style-name="gr55" draw:text-style-name="P13" draw:layer="layout" svg:width="5.842cm" svg:height="4.517cm" svg:x="0.492cm" svg:y="17.002cm">
          <draw:text-box>
            <text:p text:style-name="P12"><text:span text:style-name="T4">S</text:span><text:span text:style-name="T4">t</text:span><text:span text:style-name="T4">a</text:span><text:span text:style-name="T4">t</text:span><text:span text:style-name="T4">e</text:span><text:span text:style-name="T4">s</text:span></text:p>
            <text:p text:style-name="P12"><text:span text:style-name="T7"><text:tab/></text:span><text:span text:style-name="T7">- </text:span><text:span text:style-name="T7">w</text:span><text:span text:style-name="T7">a</text:span><text:span text:style-name="T7">k</text:span><text:span text:style-name="T7">i</text:span><text:span text:style-name="T7">n</text:span><text:span text:style-name="T7">g</text:span></text:p>
            <text:p text:style-name="P12"><text:span text:style-name="T7"><text:tab/></text:span><text:span text:style-name="T7">- </text:span><text:span text:style-name="T7">a</text:span><text:span text:style-name="T7">li</text:span><text:span text:style-name="T7">g</text:span><text:span text:style-name="T7">n</text:span><text:span text:style-name="T7">i</text:span><text:span text:style-name="T7">n</text:span><text:span text:style-name="T7">g</text:span></text:p>
            <text:p text:style-name="P12"><text:span text:style-name="T7"><text:tab/></text:span><text:span text:style-name="T7">- </text:span><text:span text:style-name="T7">c</text:span><text:span text:style-name="T7">l</text:span><text:span text:style-name="T7">e</text:span><text:span text:style-name="T7">a</text:span><text:span text:style-name="T7">n</text:span><text:span text:style-name="T7">i</text:span><text:span text:style-name="T7">n</text:span><text:span text:style-name="T7">g</text:span><text:span text:style-name="T7">-</text:span><text:span text:style-name="T7">u</text:span><text:span text:style-name="T7">p</text:span></text:p>
            <text:p text:style-name="P12"><text:span text:style-name="T7"><text:tab/></text:span><text:span text:style-name="T7">- </text:span><text:span text:style-name="T7">w</text:span><text:span text:style-name="T7">a</text:span><text:span text:style-name="T7">it</text:span><text:span text:style-name="T7">i</text:span><text:span text:style-name="T7">n</text:span><text:span text:style-name="T7">g</text:span></text:p>
          </draw:text-box>
        </draw:frame>
      </draw:page>
      <draw:page draw:name="page3" draw:style-name="dp1" draw:master-page-name="Default">
        <draw:custom-shape draw:style-name="gr56" draw:text-style-name="P1" xml:id="id39" draw:id="id39" draw:layer="layout" svg:width="8.001cm" svg:height="2.413cm" svg:x="4.43cm" svg:y="13.26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xml:id="id38" draw:id="id38" draw:layer="layout" svg:width="8.001cm" svg:height="4.245cm" svg:x="14.209cm" svg:y="12.6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9" draw:id="id29" draw:layer="layout" svg:width="4.064cm" svg:height="2.794cm" svg:x="11.415cm" svg:y="2.271cm">
          <text:p text:style-name="P2">Downloader</text:p>
          <text:p text:style-name="P2">(ec2 node)</text:p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10.271cm" svg:height="2.016cm" svg:x="0.001cm" svg:y="0.001cm">
          <draw:text-box>
            <text:p text:style-name="P12"><text:span text:style-name="T4">D</text:span><text:span text:style-name="T4">o</text:span><text:span text:style-name="T4">w</text:span><text:span text:style-name="T4">nl</text:span><text:span text:style-name="T4">oa</text:span><text:span text:style-name="T4">de</text:span><text:span text:style-name="T4">r – </text:span><text:span text:style-name="T4">E</text:span><text:span text:style-name="T4">C</text:span><text:span text:style-name="T4">2 </text:span><text:span text:style-name="T4">N</text:span><text:span text:style-name="T4">o</text:span><text:span text:style-name="T4">de</text:span></text:p>
          </draw:text-box>
        </draw:frame>
        <draw:custom-shape draw:style-name="gr58" draw:text-style-name="P1" xml:id="id28" draw:id="id28" draw:layer="layout" svg:width="4.572cm" svg:height="4.826cm" svg:x="1.055cm" svg:y="3.414cm">
          <text:p text:style-name="P2"><text:span text:style-name="T4">Ac</text:span><text:span text:style-name="T4">ce</text:span><text:span text:style-name="T4">ssi</text:span><text:span text:style-name="T4">on</text:span><text:span text:style-name="T4">s</text:span></text:p>
          <text:p text:style-name="P2">ACC1</text:p>
          <text:p text:style-name="P2">ACC2</text:p>
          <text:p text:style-name="P2">ACC2</text:p>
          <text:p text:style-name="P2">…</text:p>
          <text:p text:style-name="P2">ACCX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2" draw:text-style-name="P2" draw:layer="layout" svg:x1="5.056cm" svg:y1="5.827cm" svg:x2="11.415cm" svg:y2="3.668cm" draw:start-shape="id28" draw:start-glue-point="4" draw:end-shape="id29" draw:end-glue-point="3" svg:d="M5056 5827h3466v-2159h2893" svg:viewBox="0 0 6360 2160">
          <text:p/>
        </draw:connector>
        <draw:frame draw:style-name="gr59" draw:text-style-name="P7" draw:layer="layout" svg:width="1.524cm" svg:height="1.673cm" svg:x="9.637cm" svg:y="2.779cm">
          <draw:text-box>
            <text:p>IN</text:p>
          </draw:text-box>
        </draw:frame>
        <draw:custom-shape draw:style-name="gr60" draw:text-style-name="P3" xml:id="id30" draw:id="id30" draw:layer="layout" svg:width="2.286cm" svg:height="2.921cm" svg:x="16.622cm" svg:y="1.255cm">
          <text:p text:style-name="P2">SRA</text:p>
          <text:p text:style-name="P2">(S3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0" draw:text-style-name="P3" xml:id="id32" draw:id="id32" draw:layer="layout" svg:width="2.286cm" svg:height="2.921cm" svg:x="19.743cm" svg:y="1.255cm">
          <text:p text:style-name="P2">TCGA</text:p>
          <text:p text:style-name="P2">(GDC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0" draw:text-style-name="P3" xml:id="id34" draw:id="id34" draw:layer="layout" svg:width="2.286cm" svg:height="2.921cm" svg:x="22.664cm" svg:y="1.255cm">
          <text:p text:style-name="P2">dbGAP</text:p>
          <text:p text:style-name="P2">(NIH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2" xml:id="id31" draw:id="id31" draw:layer="layout" svg:width="4.318cm" svg:height="1.016cm" svg:x="11.288cm" svg:y="6.335cm">
          <text:p text:style-name="P2">Down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7" draw:layer="layout" svg:width="1.189cm" svg:height="1.105cm" svg:x="5.527cm" svg:y="6.1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9" draw:text-style-name="P2" xml:id="id33" draw:id="id33" draw:layer="layout" svg:x1="17.765cm" svg:y1="4.176cm" svg:x2="15.606cm" svg:y2="6.843cm" draw:start-shape="id30" draw:start-glue-point="7" draw:end-shape="id31" draw:end-glue-point="1" svg:d="M17765 4176v2667h-2159" svg:viewBox="0 0 2160 2668">
          <text:p/>
        </draw:connector>
        <draw:connector draw:style-name="gr40" draw:text-style-name="P2" xml:id="id35" draw:id="id35" draw:layer="layout" svg:x1="20.886cm" svg:y1="4.176cm" svg:x2="17.765cm" svg:y2="6.843cm" draw:start-shape="id32" draw:start-glue-point="7" draw:end-shape="id33" draw:end-glue-point="0" svg:d="M20886 4176v2667h-3121" svg:viewBox="0 0 3122 2668">
          <text:p/>
        </draw:connector>
        <draw:connector draw:style-name="gr40" draw:text-style-name="P2" draw:layer="layout" svg:x1="23.807cm" svg:y1="4.176cm" svg:x2="20.886cm" svg:y2="6.843cm" draw:start-shape="id34" draw:start-glue-point="7" draw:end-shape="id35" draw:end-glue-point="0" svg:d="M23807 4176v2667h-2921" svg:viewBox="0 0 2922 2668">
          <text:p/>
        </draw:connector>
        <draw:frame draw:style-name="gr62" draw:text-style-name="P28" draw:layer="layout" svg:width="4.518cm" svg:height="3.095cm" svg:x="4.865cm" svg:y="6.288cm">
          <draw:text-box>
            <text:p text:style-name="P2">+ Token</text:p>
            <text:p text:style-name="P2">(req for GDC/dbGAP)</text:p>
          </draw:text-box>
        </draw:frame>
        <draw:frame draw:style-name="gr59" draw:text-style-name="P30" draw:layer="layout" svg:width="3.048cm" svg:height="1.673cm" svg:x="16.349cm" svg:y="4.165cm">
          <draw:text-box>
            <text:p text:style-name="P29">aws cli</text:p>
          </draw:text-box>
        </draw:frame>
        <draw:frame draw:style-name="gr59" draw:text-style-name="P20" draw:layer="layout" svg:width="3.683cm" svg:height="1.673cm" svg:x="19.497cm" svg:y="4.511cm">
          <draw:text-box>
            <text:p text:style-name="P19"><text:span text:style-name="T1">gdc-</text:span><text:span text:style-name="T1">clien</text:span><text:span text:style-name="T1">t</text:span></text:p>
          </draw:text-box>
        </draw:frame>
        <draw:frame draw:style-name="gr59" draw:text-style-name="P20" draw:layer="layout" svg:width="3.683cm" svg:height="1.673cm" svg:x="22.391cm" svg:y="5.178cm">
          <draw:text-box>
            <text:p text:style-name="P19"><text:span text:style-name="T1">sra-</text:span><text:span text:style-name="T1">toolkit </text:span><text:span text:style-name="T1">+ </text:span><text:span text:style-name="T1">asper</text:span><text:span text:style-name="T1">a</text:span></text:p>
          </draw:text-box>
        </draw:frame>
        <draw:custom-shape draw:style-name="gr63" draw:text-style-name="P8" draw:layer="layout" svg:width="2.667cm" svg:height="1.143cm" svg:x="17.003cm" svg:y="7.097cm">
          <text:p text:style-name="P2">ACC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4" draw:text-style-name="P7" draw:layer="layout" svg:width="3.683cm" svg:height="2.459cm" svg:x="19.351cm" svg:y="7.324cm">
          <draw:text-box>
            <text:p>(.fq | .bam)</text:p>
          </draw:text-box>
        </draw:frame>
        <draw:custom-shape draw:style-name="gr29" draw:text-style-name="P2" xml:id="id36" draw:id="id36" draw:layer="layout" svg:width="4.318cm" svg:height="1.016cm" svg:x="11.288cm" svg:y="8.621cm">
          <text:p text:style-name="P2">Split 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" xml:id="id37" draw:id="id37" draw:layer="layout" svg:width="6.604cm" svg:height="2.286cm" svg:x="10.145cm" svg:y="10.307cm">
          <text:p text:style-name="P2">Paired End Read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2" draw:text-style-name="P2" draw:layer="layout" svg:x1="13.447cm" svg:y1="9.637cm" svg:x2="13.447cm" svg:y2="10.307cm" draw:start-shape="id36" draw:start-glue-point="2" draw:end-shape="id37" draw:end-glue-point="4" svg:d="M13447 9637v670" svg:viewBox="0 0 1 671">
          <text:p/>
        </draw:connector>
        <draw:custom-shape draw:style-name="gr66" draw:text-style-name="P8" draw:layer="layout" svg:width="3.048cm" svg:height="1.651cm" svg:x="8.621cm" svg:y="13.628cm">
          <text:p text:style-name="P2">N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" draw:text-style-name="P8" draw:layer="layout" svg:width="3.048cm" svg:height="1.651cm" svg:x="5.522cm" svg:y="13.628cm">
          <text:p text:style-name="P2">3.fq.0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" draw:text-style-name="P8" draw:layer="layout" svg:width="3.048cm" svg:height="1.651cm" svg:x="5.222cm" svg:y="13.628cm">
          <text:p text:style-name="P2">2.fq.0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" draw:text-style-name="P8" draw:layer="layout" svg:width="3.048cm" svg:height="1.651cm" svg:x="4.922cm" svg:y="13.628cm">
          <text:p text:style-name="P2">1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7" draw:layer="layout" svg:width="1.27cm" svg:height="1.016cm" svg:x="7.78cm" svg:y="14.463cm">
          <draw:text-box>
            <text:p>...</text:p>
          </draw:text-box>
        </draw:frame>
        <draw:custom-shape draw:style-name="gr66" draw:text-style-name="P8" draw:layer="layout" svg:width="3.048cm" svg:height="1.651cm" svg:x="18.781cm" svg:y="12.939cm">
          <text:p text:style-name="P2">N_1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7" draw:text-style-name="P8" draw:layer="layout" svg:width="3.048cm" svg:height="1.651cm" svg:x="15.682cm" svg:y="12.939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7" draw:text-style-name="P8" draw:layer="layout" svg:width="3.048cm" svg:height="1.651cm" svg:x="15.382cm" svg:y="12.939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" draw:text-style-name="P8" draw:layer="layout" svg:width="3.048cm" svg:height="1.651cm" svg:x="15.082cm" svg:y="12.939cm">
          <text:p text:style-name="P2">1_1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7" draw:layer="layout" svg:width="1.27cm" svg:height="1.016cm" svg:x="17.94cm" svg:y="13.774cm">
          <draw:text-box>
            <text:p>...</text:p>
          </draw:text-box>
        </draw:frame>
        <draw:custom-shape draw:style-name="gr66" draw:text-style-name="P8" draw:layer="layout" svg:width="3.048cm" svg:height="1.651cm" svg:x="18.146cm" svg:y="14.971cm">
          <text:p text:style-name="P2">N_2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7" draw:text-style-name="P8" draw:layer="layout" svg:width="3.048cm" svg:height="1.651cm" svg:x="15.047cm" svg:y="14.97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7" draw:text-style-name="P8" draw:layer="layout" svg:width="3.048cm" svg:height="1.651cm" svg:x="14.747cm" svg:y="14.97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" draw:text-style-name="P8" draw:layer="layout" svg:width="3.048cm" svg:height="1.651cm" svg:x="14.447cm" svg:y="14.971cm">
          <text:p text:style-name="P2">1_2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7" draw:layer="layout" svg:width="1.27cm" svg:height="1.016cm" svg:x="17.305cm" svg:y="15.806cm">
          <draw:text-box>
            <text:p>...</text:p>
          </draw:text-box>
        </draw:frame>
        <draw:line draw:style-name="gr68" draw:text-style-name="P31" draw:layer="layout" svg:x1="13.447cm" svg:y1="5.065cm" svg:x2="13.447cm" svg:y2="6.335cm">
          <text:p/>
        </draw:line>
        <draw:line draw:style-name="gr68" draw:text-style-name="P31" draw:layer="layout" svg:x1="13.447cm" svg:y1="7.351cm" svg:x2="13.447cm" svg:y2="8.621cm">
          <text:p/>
        </draw:line>
        <draw:connector draw:style-name="gr69" draw:text-style-name="P2" draw:layer="layout" svg:x1="16.749cm" svg:y1="11.45cm" svg:x2="18.209cm" svg:y2="12.631cm" draw:start-shape="id37" draw:start-glue-point="7" draw:end-shape="id38" svg:d="M16749 11450h1460v1181" svg:viewBox="0 0 1461 1182">
          <text:p/>
        </draw:connector>
        <draw:connector draw:style-name="gr69" draw:text-style-name="P2" draw:layer="layout" svg:x1="10.145cm" svg:y1="11.45cm" svg:x2="8.43cm" svg:y2="13.266cm" draw:start-shape="id37" draw:start-glue-point="5" draw:end-shape="id39" draw:end-glue-point="0" svg:d="M10145 11450h-1715v1816" svg:viewBox="0 0 1716 1817">
          <text:p/>
        </draw:connector>
        <draw:frame draw:style-name="gr70" draw:text-style-name="P7" draw:layer="layout" svg:width="5.241cm" svg:height="1.957cm" svg:x="22.23cm" svg:y="12.633cm">
          <draw:text-box>
            <text:p>Input is split into</text:p>
            <text:p><text:span text:style-name="T5">N</text:span><text:span text:style-name="T8"> </text:span><text:span text:style-name="T9">fastq-</text:span><text:span text:style-name="T9">block</text:span><text:span text:style-name="T9">s</text:span></text:p>
          </draw:text-box>
        </draw:frame>
        <draw:custom-shape draw:style-name="gr4" draw:text-style-name="P3" xml:id="id44" draw:id="id44" draw:layer="layout" svg:width="4.445cm" svg:height="2.159cm" svg:x="18.999cm" svg:y="17.98cm">
          <text:p text:style-name="P2">s3://fq-blocks/</text:p>
          <draw:enhanced-geometry svg:viewBox="0 0 88 21600" draw:mirror-horizontal="false" draw:mirror-vertical="false" draw:glue-points="44 ?f6 44 0 0 10800 44 21600 88 10800" draw:text-areas="0 ?f6 88 ?f3" draw:type="can" draw:modifiers="519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1" draw:text-style-name="P7" draw:layer="layout" svg:width="7.366cm" svg:height="1.673cm" svg:x="18.778cm" svg:y="20.15cm">
          <draw:text-box>
            <text:p>FASTQ Block Buffer</text:p>
            <text:p><text:s/></text:p>
          </draw:text-box>
        </draw:frame>
        <draw:custom-shape draw:style-name="gr72" draw:text-style-name="P1" xml:id="id40" draw:id="id40" draw:layer="layout" svg:width="4.718cm" svg:height="2.794cm" svg:x="1.055cm" svg:y="15.514cm">
          <text:p text:style-name="P2">Block Buffer</text:p>
          <text:p text:style-name="P2">&gt;500 G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3" draw:text-style-name="P26" xml:id="id41" draw:id="id41" draw:layer="layout" svg:width="4.318cm" svg:height="1.016cm" svg:x="1.112cm" svg:y="20.405cm">
          <text:p text:style-name="P2">shut-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2" draw:layer="layout" svg:x1="3.414cm" svg:y1="18.308cm" svg:x2="3.271cm" svg:y2="20.405cm" draw:start-shape="id40" draw:start-glue-point="6" draw:end-shape="id41" draw:end-glue-point="0" svg:d="M3414 18308v1049h-143v1048" svg:viewBox="0 0 144 2098">
          <text:p/>
        </draw:connector>
        <draw:connector draw:style-name="gr12" draw:text-style-name="P2" draw:layer="layout" svg:x1="3.414cm" svg:y1="15.514cm" svg:x2="2.969cm" svg:y2="13.574cm" draw:start-shape="id40" draw:start-glue-point="4" draw:end-shape="id42" draw:end-glue-point="6" svg:d="M3414 15514v-970h-445v-970" svg:viewBox="0 0 446 1941">
          <text:p/>
        </draw:connector>
        <draw:frame draw:style-name="gr74" draw:text-style-name="P28" draw:layer="layout" svg:width="4.699cm" svg:height="2.155cm" svg:x="1.887cm" svg:y="8.994cm">
          <draw:text-box>
            <text:p text:style-name="P2">Next</text:p>
            <text:p text:style-name="P2">ACC</text:p>
          </draw:text-box>
        </draw:frame>
        <draw:custom-shape draw:style-name="gr29" draw:text-style-name="P2" xml:id="id43" draw:id="id43" draw:layer="layout" svg:width="4.318cm" svg:height="1.016cm" svg:x="11.27cm" svg:y="17.257cm">
          <text:p text:style-name="P2">Up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2" draw:layer="layout" svg:x1="13.429cm" svg:y1="18.273cm" svg:x2="18.999cm" svg:y2="19.06cm" draw:start-shape="id43" draw:start-glue-point="2" draw:end-shape="id44" draw:end-glue-point="6" svg:d="M13429 18273v787h5570" svg:viewBox="0 0 5571 788">
          <text:p/>
        </draw:connector>
        <draw:connector draw:style-name="gr15" draw:text-style-name="P2" draw:layer="layout" svg:x1="18.209cm" svg:y1="16.876cm" svg:x2="15.588cm" svg:y2="17.765cm" draw:start-shape="id38" draw:start-glue-point="2" draw:end-shape="id43" draw:end-glue-point="1" svg:d="M18209 16876v889h-2621" svg:viewBox="0 0 2622 890">
          <text:p/>
        </draw:connector>
        <draw:connector draw:style-name="gr15" draw:text-style-name="P2" draw:layer="layout" svg:x1="8.43cm" svg:y1="15.679cm" svg:x2="11.27cm" svg:y2="17.765cm" draw:start-shape="id39" draw:start-glue-point="2" draw:end-shape="id43" draw:end-glue-point="3" svg:d="M8430 15679v2086h2840" svg:viewBox="0 0 2841 2087">
          <text:p/>
        </draw:connector>
        <draw:custom-shape draw:style-name="gr75" draw:text-style-name="P2" xml:id="id45" draw:id="id45" draw:layer="layout" svg:width="4.699cm" svg:height="1.016cm" svg:x="4.938cm" svg:y="19.035cm">
          <text:p text:style-name="P2">Check fq-buffer</text:p>
          <draw:enhanced-geometry svg:viewBox="0 0 21600 21600" draw:path-stretchpoint-x="10800" draw:path-stretchpoint-y="10800" draw:text-areas="?f3 ?f4 ?f5 ?f6" draw:type="round-rectangle" draw:modifiers="5288.49557522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2" draw:layer="layout" svg:x1="13.429cm" svg:y1="18.273cm" svg:x2="9.637cm" svg:y2="19.543cm" draw:start-shape="id43" draw:start-glue-point="2" draw:end-shape="id45" draw:end-glue-point="1" svg:d="M13429 18273v1270h-3792" svg:viewBox="0 0 3793 1271">
          <text:p/>
        </draw:connector>
        <draw:custom-shape draw:style-name="gr30" draw:text-style-name="P5" xml:id="id46" draw:id="id46" draw:layer="layout" svg:width="1.397cm" svg:height="1.27cm" svg:x="2.652cm" svg:y="1.509cm">
          <text:p text:style-name="P2">scheduler-laun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3.351cm" svg:y1="2.779cm" svg:x2="3.341cm" svg:y2="3.414cm" draw:start-shape="id46" draw:start-glue-point="8" draw:end-shape="id28" draw:end-glue-point="7" svg:d="M3351 2779v318h-10v317" svg:viewBox="0 0 11 636">
          <text:p/>
        </draw:connector>
        <draw:frame draw:style-name="gr70" draw:text-style-name="P20" draw:layer="layout" svg:width="5.241cm" svg:height="1.957cm" svg:x="15.614cm" svg:y="8.523cm">
          <draw:text-box>
            <text:p text:style-name="P19"><text:span text:style-name="T1">bam2f</text:span><text:span text:style-name="T1">astx</text:span></text:p>
            <text:p text:style-name="P19"><text:span text:style-name="T1">split</text:span></text:p>
          </draw:text-box>
        </draw:frame>
        <draw:connector draw:style-name="gr15" draw:text-style-name="P2" draw:layer="layout" svg:x1="7.287cm" svg:y1="19.035cm" svg:x2="5.773cm" svg:y2="16.911cm" draw:start-shape="id45" draw:start-glue-point="0" draw:end-shape="id40" draw:end-glue-point="7" svg:d="M7287 19035v-2124h-1514" svg:viewBox="0 0 1515 2125">
          <text:p/>
        </draw:connector>
        <draw:custom-shape draw:style-name="gr76" draw:text-style-name="P1" xml:id="id42" draw:id="id42" draw:layer="layout" svg:width="2.032cm" svg:height="2.413cm" svg:x="1.953cm" svg:y="11.161cm">
          <text:p text:style-name="P2">la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2" draw:layer="layout" svg:x1="1.953cm" svg:y1="12.368cm" svg:x2="1.112cm" svg:y2="20.913cm" draw:start-shape="id42" draw:start-glue-point="5" draw:end-shape="id41" svg:d="M1953 12368h-1342v8545h501" svg:viewBox="0 0 1343 8546">
          <text:p/>
        </draw:connector>
        <draw:connector draw:style-name="gr15" draw:text-style-name="P2" draw:layer="layout" svg:x1="2.969cm" svg:y1="11.161cm" svg:x2="3.341cm" svg:y2="8.24cm" draw:start-shape="id42" draw:start-glue-point="4" draw:end-shape="id28" draw:end-glue-point="5" svg:d="M2969 11161v-1460h372v-1461" svg:viewBox="0 0 373 2922">
          <text:p/>
        </draw:connector>
        <draw:custom-shape draw:style-name="gr31" draw:text-style-name="P3" draw:layer="layout" svg:width="1.651cm" svg:height="0.889cm" svg:x="10.78cm" svg:y="1.801cm">
          <text:p text:style-name="P2">ami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0" draw:text-style-name="P23" draw:layer="layout" svg:width="0.889cm" svg:height="0.962cm" svg:x="16.621cm" svg:y="10.579cm">
          <draw:text-box>
            <text:p text:style-name="P22">T</text:p>
          </draw:text-box>
        </draw:frame>
        <draw:frame draw:style-name="gr50" draw:text-style-name="P25" draw:layer="layout" svg:width="0.889cm" svg:height="0.962cm" svg:x="9.382cm" svg:y="10.579cm">
          <draw:text-box>
            <text:p text:style-name="P24"><text:span text:style-name="T6">F</text:span></text:p>
          </draw:text-box>
        </draw:frame>
        <draw:frame draw:style-name="gr50" draw:text-style-name="P23" draw:layer="layout" svg:width="0.889cm" svg:height="0.962cm" svg:x="1.127cm" svg:y="12.357cm">
          <draw:text-box>
            <text:p text:style-name="P22">T</text:p>
          </draw:text-box>
        </draw:frame>
        <draw:frame draw:style-name="gr50" draw:text-style-name="P25" draw:layer="layout" svg:width="0.889cm" svg:height="0.962cm" svg:x="2.524cm" svg:y="14.643cm">
          <draw:text-box>
            <text:p text:style-name="P24"><text:span text:style-name="T6">F</text:span></text:p>
          </draw:text-box>
        </draw:frame>
        <draw:frame draw:style-name="gr50" draw:text-style-name="P25" draw:layer="layout" svg:width="0.889cm" svg:height="0.962cm" svg:x="2.143cm" svg:y="10.271cm">
          <draw:text-box>
            <text:p text:style-name="P24"><text:span text:style-name="T6">F</text:span></text:p>
          </draw:text-box>
        </draw:frame>
        <draw:frame draw:style-name="gr50" draw:text-style-name="P23" draw:layer="layout" svg:width="0.889cm" svg:height="0.962cm" svg:x="2.397cm" svg:y="18.199cm">
          <draw:text-box>
            <text:p text:style-name="P22">T</text:p>
          </draw:text-box>
        </draw:frame>
      </draw:page>
      <draw:page draw:name="page4" draw:style-name="dp1" draw:master-page-name="Default">
        <draw:custom-shape draw:style-name="gr77" draw:text-style-name="P32" xml:id="id62" draw:id="id62" draw:layer="layout" svg:width="6.858cm" svg:height="3.588cm" svg:x="20.839cm" svg:y="17.10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55" draw:id="id55" draw:layer="layout" svg:width="13.358cm" svg:height="3.821cm" svg:x="10.452cm" svg:y="7.22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2.7cm" svg:height="4.064cm" svg:x="14.97cm" svg:y="1.32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4.445cm" svg:height="2.159cm" svg:x="19.288cm" svg:y="0.432cm">
          <text:p text:style-name="P2">s3://fq/$ACC/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6" draw:text-style-name="P8" xml:id="id50" draw:id="id50" draw:layer="layout" svg:width="3.048cm" svg:height="1.651cm" svg:x="23.987cm" svg:y="3.099cm">
          <text:p text:style-name="P2">N_0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" draw:text-style-name="P8" xml:id="id47" draw:id="id47" draw:layer="layout" svg:width="3.048cm" svg:height="1.651cm" svg:x="18.088cm" svg:y="3.099cm">
          <text:p text:style-name="P2">FQ_2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1" draw:text-style-name="P33" draw:layer="layout" svg:width="3.048cm" svg:height="1.651cm" svg:x="15.588cm" svg:y="3.099cm">
          <text:p text:style-name="P2">FQ_1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7" draw:layer="layout" svg:width="1.27cm" svg:height="1.016cm" svg:x="22.946cm" svg:y="3.934cm">
          <draw:text-box>
            <text:p>...</text:p>
          </draw:text-box>
        </draw:frame>
        <draw:custom-shape draw:style-name="gr82" draw:text-style-name="P34" xml:id="id53" draw:id="id53" draw:layer="layout" svg:width="4.064cm" svg:height="2.794cm" svg:x="7.727cm" svg:y="5.688cm">
          <text:p text:style-name="P2">Scheduler</text:p>
          <text:p text:style-name="P2">(EC2-node)</text:p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2.921cm" svg:height="3.81cm" svg:x="2.524cm" svg:y="5.318cm">
          <text:p text:style-name="P2">Work List</text:p>
          <text:p text:style-name="P2"><text:span text:style-name="T10">-fq_1</text:span></text:p>
          <text:p text:style-name="P2">-fq_2</text:p>
          <text:p text:style-name="P2">-fq_3</text:p>
          <text:p text:style-name="P2">...</text:p>
          <text:p text:style-name="P2">-fq_N</text:p>
          <text:p text:style-name="P2"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4" draw:text-style-name="P2" xml:id="id49" draw:id="id49" draw:layer="layout" svg:width="2.667cm" svg:height="2.54cm" svg:x="15.893cm" svg:y="7.839cm">
          <text:p text:style-name="P2">Aligner 2<text:line-break/>(ec2)</text:p>
          <draw:enhanced-geometry svg:viewBox="0 0 21600 21600" draw:type="rectangle" draw:enhanced-path="M 0 0 L 21600 0 21600 21600 0 21600 0 0 Z N"/>
        </draw:custom-shape>
        <draw:custom-shape draw:style-name="gr84" draw:text-style-name="P2" xml:id="id51" draw:id="id51" draw:layer="layout" svg:width="2.667cm" svg:height="2.54cm" svg:x="20.23cm" svg:y="7.839cm">
          <text:p text:style-name="P2">Aligner M<text:line-break/>(ec2)</text:p>
          <draw:enhanced-geometry svg:viewBox="0 0 21600 21600" draw:type="rectangle" draw:enhanced-path="M 0 0 L 21600 0 21600 21600 0 21600 0 0 Z N"/>
        </draw:custom-shape>
        <draw:custom-shape draw:style-name="gr84" draw:text-style-name="P2" xml:id="id48" draw:id="id48" draw:layer="layout" svg:width="2.667cm" svg:height="2.54cm" svg:x="12.199cm" svg:y="7.839cm">
          <text:p text:style-name="P2">Aligner 1<text:line-break/>(ec2)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27cm" svg:height="1.016cm" svg:x="18.595cm" svg:y="9.617cm">
          <draw:text-box>
            <text:p>...</text:p>
          </draw:text-box>
        </draw:frame>
        <draw:connector draw:style-name="gr12" draw:text-style-name="P2" draw:layer="layout" svg:x1="19.612cm" svg:y1="4.75cm" svg:x2="13.532cm" svg:y2="7.839cm" draw:start-shape="id47" draw:start-glue-point="8" draw:end-shape="id48" svg:d="M19612 4750v1545h-6080v1544" svg:viewBox="0 0 6081 3090">
          <text:p/>
        </draw:connector>
        <draw:connector draw:style-name="gr12" draw:text-style-name="P2" draw:layer="layout" draw:line-skew="0.528cm" svg:x1="21.731cm" svg:y1="4.75cm" svg:x2="17.226cm" svg:y2="7.839cm" draw:end-shape="id49" draw:end-glue-point="0" svg:d="M21731 4750v1822h-4505v1267" svg:viewBox="0 0 4506 3090">
          <text:p/>
        </draw:connector>
        <draw:connector draw:style-name="gr12" draw:text-style-name="P2" draw:layer="layout" draw:line-skew="1.163cm" svg:x1="25.13cm" svg:y1="4.75cm" svg:x2="21.563cm" svg:y2="7.839cm" draw:start-shape="id50" draw:start-glue-point="7" draw:end-shape="id51" svg:d="M25130 4750v2708h-3567v381" svg:viewBox="0 0 3568 3090">
          <text:p/>
        </draw:connector>
        <draw:frame draw:style-name="gr85" draw:text-style-name="P7" draw:layer="layout" svg:width="7.366cm" svg:height="2.384cm" svg:x="12.303cm" svg:y="0.521cm">
          <draw:text-box>
            <text:p>FASTQ Block Buffer</text:p>
            <text:p><text:s text:c="3"/><text:s/>(~500 Gb limit)</text:p>
          </draw:text-box>
        </draw:frame>
        <draw:custom-shape draw:style-name="gr81" draw:text-style-name="P33" draw:layer="layout" svg:width="3.048cm" svg:height="1.651cm" svg:x="15.389cm" svg:y="3.199cm">
          <text:p text:style-name="P2">FQ_1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" draw:text-style-name="P8" xml:id="id59" draw:id="id59" draw:layer="layout" svg:width="3.048cm" svg:height="1.651cm" svg:x="17.889cm" svg:y="3.199cm">
          <text:p text:style-name="P2">2_1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1" draw:text-style-name="P33" draw:layer="layout" svg:width="3.048cm" svg:height="1.651cm" svg:x="15.39cm" svg:y="3.199cm">
          <text:p text:style-name="P2">1_1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" draw:layer="layout" svg:width="3.048cm" svg:height="2.667cm" svg:x="4.721cm" svg:y="10.647cm">
          <text:p text:style-name="P2">Aligner</text:p>
          <text:p text:style-name="P2">AMI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6" draw:text-style-name="P8" draw:layer="layout" svg:width="3.048cm" svg:height="1.651cm" svg:x="20.558cm" svg:y="3.159cm">
          <text:p text:style-name="P2">3_0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2" draw:layer="layout" svg:width="3.094cm" svg:height="1.016cm" svg:x="23.598cm" svg:y="5.699cm">
          <text:p text:style-name="P2">down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" xml:id="id52" draw:id="id52" draw:layer="layout" svg:width="3.094cm" svg:height="1.016cm" svg:x="15.046cm" svg:y="11.795cm">
          <text:p text:style-name="P2">alig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" xml:id="id56" draw:id="id56" draw:layer="layout" svg:width="3.094cm" svg:height="1.016cm" svg:x="15.647cm" svg:y="12.996cm">
          <text:p text:style-name="P2">up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2" xml:id="id54" draw:id="id54" draw:layer="layout" svg:width="3.602cm" svg:height="1.016cm" svg:x="3.967cm" svg:y="9.504cm">
          <text:p text:style-name="P2">Launch x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" xml:id="id58" draw:id="id58" draw:layer="layout" svg:width="3.094cm" svg:height="1.016cm" svg:x="16.448cm" svg:y="14.197cm">
          <text:p text:style-name="P2">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12.7cm" svg:height="4.064cm" svg:x="2.251cm" svg:y="16.95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57" draw:id="id57" draw:layer="layout" svg:width="4.953cm" svg:height="2.159cm" svg:x="6.569cm" svg:y="16.067cm">
          <text:p text:style-name="P2">s3://bam/$ACC/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9" draw:text-style-name="P1" draw:layer="layout" svg:width="3.048cm" svg:height="1.651cm" svg:x="7.468cm" svg:y="18.734cm">
          <text:p text:style-name="P2">3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" draw:text-style-name="P8" draw:layer="layout" svg:width="3.048cm" svg:height="1.651cm" svg:x="2.469cm" svg:y="18.734cm">
          <text:p text:style-name="P2">1.bam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5" draw:text-style-name="P7" draw:layer="layout" svg:width="7.366cm" svg:height="2.384cm" svg:x="-0.016cm" svg:y="16.156cm">
          <draw:text-box>
            <text:p>Aligned bam blocks</text:p>
          </draw:text-box>
        </draw:frame>
        <draw:connector draw:style-name="gr15" draw:text-style-name="P2" draw:layer="layout" draw:line-skew="0.327cm" svg:x1="13.532cm" svg:y1="10.379cm" svg:x2="16.593cm" svg:y2="11.795cm" draw:start-shape="id48" draw:start-glue-point="2" draw:end-shape="id52" draw:end-glue-point="0" svg:d="M13532 10379v1035h3061v381" svg:viewBox="0 0 3062 1417">
          <text:p/>
        </draw:connector>
        <draw:connector draw:style-name="gr15" draw:text-style-name="P2" draw:layer="layout" svg:x1="7.727cm" svg:y1="7.085cm" svg:x2="5.768cm" svg:y2="9.504cm" draw:start-shape="id53" draw:start-glue-point="3" draw:end-shape="id54" draw:end-glue-point="0" svg:d="M7727 7085h-1959v2419" svg:viewBox="0 0 1960 2420">
          <text:p/>
        </draw:connector>
        <draw:connector draw:style-name="gr12" draw:text-style-name="P2" draw:layer="layout" svg:x1="7.569cm" svg:y1="10.012cm" svg:x2="10.452cm" svg:y2="9.133cm" draw:start-shape="id54" draw:start-glue-point="1" draw:end-shape="id55" draw:end-glue-point="3" svg:d="M7569 10012h1434v-879h1449" svg:viewBox="0 0 2884 880">
          <text:p/>
        </draw:connector>
        <draw:custom-shape draw:style-name="gr66" draw:text-style-name="P8" draw:layer="layout" svg:width="3.048cm" svg:height="1.651cm" svg:x="4.969cm" svg:y="18.734cm">
          <text:p text:style-name="P2">2.bam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1" draw:layer="layout" svg:width="3.048cm" svg:height="1.651cm" svg:x="10.669cm" svg:y="18.734cm">
          <text:p text:style-name="P2">N.fq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7" draw:layer="layout" svg:width="1.27cm" svg:height="1.016cm" svg:x="9.744cm" svg:y="19.623cm">
          <draw:text-box>
            <text:p>...</text:p>
          </draw:text-box>
        </draw:frame>
        <draw:connector draw:style-name="gr12" draw:text-style-name="P2" draw:layer="layout" svg:x1="15.647cm" svg:y1="13.504cm" svg:x2="9.046cm" svg:y2="16.067cm" draw:start-shape="id56" draw:start-glue-point="3" draw:end-shape="id57" draw:end-glue-point="5" svg:d="M15647 13504h-6601v2563" svg:viewBox="0 0 6602 2564">
          <text:p/>
        </draw:connector>
        <draw:connector draw:style-name="gr90" draw:text-style-name="P2" draw:layer="layout" draw:line-skew="0.133cm 2.525cm" svg:x1="19.542cm" svg:y1="14.705cm" svg:x2="19.413cm" svg:y2="4.85cm" draw:start-shape="id58" draw:start-glue-point="1" draw:end-shape="id59" draw:end-glue-point="8" svg:d="M19542 14705h635v-2656h-764v-7199" svg:viewBox="0 0 765 9856">
          <text:p/>
        </draw:connector>
        <draw:custom-shape draw:style-name="gr91" draw:text-style-name="P15" draw:layer="layout" svg:width="1.389cm" svg:height="2.159cm" svg:x="23.387cm" svg:y="10.225cm">
          <text:p text:style-name="P2">S3://logs/ACC_N.log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2" draw:text-style-name="P35" xml:id="id60" draw:id="id60" draw:layer="layout" svg:width="3.094cm" svg:height="1.016cm" svg:x="17.129cm" svg:y="15.378cm">
          <text:p text:style-name="P2">Update Schedu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svg:x1="17.129cm" svg:y1="15.886cm" svg:x2="9.759cm" svg:y2="8.482cm" draw:start-shape="id60" draw:start-glue-point="3" draw:end-shape="id53" draw:end-glue-point="2" svg:d="M17129 15886h-7370v-7404" svg:viewBox="0 0 7371 7405">
          <text:p/>
        </draw:connector>
        <draw:custom-shape draw:style-name="gr93" draw:text-style-name="P3" draw:layer="layout" svg:width="5.715cm" svg:height="2.159cm" svg:x="21.501cm" svg:y="17.81cm">
          <text:p text:style-name="P2">s3://out/$ACC.bam</text:p>
          <draw:enhanced-geometry svg:viewBox="0 0 88 21600" draw:mirror-horizontal="false" draw:mirror-vertical="false" draw:glue-points="44 ?f6 44 0 0 10800 44 21600 88 10800" draw:text-areas="0 ?f6 88 ?f3" draw:type="can" draw:modifiers="509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4" draw:text-style-name="P3" xml:id="id61" draw:id="id61" draw:layer="layout" svg:width="0.889cm" svg:height="3.937cm" svg:x="14.989cm" svg:y="17.002cm">
          <text:p/>
          <draw:enhanced-geometry svg:viewBox="0 0 21600 21600" draw:text-areas="0 0 21600 21600" draw:type="chevron" draw:modifiers="12110.56179775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4" draw:text-style-name="P3" draw:layer="layout" svg:width="0.889cm" svg:height="3.937cm" svg:x="14.327cm" svg:y="17.002cm">
          <text:p/>
          <draw:enhanced-geometry svg:viewBox="0 0 21600 21600" draw:text-areas="0 0 21600 21600" draw:type="chevron" draw:modifiers="12110.56179775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95" draw:text-style-name="P31" draw:layer="layout" svg:x1="15.878cm" svg:y1="18.97cm" svg:x2="20.839cm" svg:y2="18.896cm" draw:start-shape="id61" draw:start-glue-point="1" draw:end-shape="id62" draw:end-glue-point="3" svg:d="M15878 18970h2481v-74h2480" svg:viewBox="0 0 4962 75">
          <text:p/>
        </draw:connector>
        <draw:custom-shape draw:style-name="gr96" draw:text-style-name="P2" draw:layer="layout" svg:width="3.937cm" svg:height="3.715cm" svg:x="16.121cm" svg:y="17.029cm">
          <text:p text:style-name="P2">Merge .bams</text:p>
          <text:p text:style-name="P2">(on-demand </text:p>
          <text:p text:style-name="P2">ec2)</text:p>
          <draw:enhanced-geometry svg:viewBox="0 0 21600 21600" draw:type="rectangle" draw:enhanced-path="M 0 0 L 21600 0 21600 21600 0 21600 0 0 Z N"/>
        </draw:custom-shape>
        <draw:custom-shape draw:style-name="gr97" draw:text-style-name="P2" xml:id="id63" draw:id="id63" draw:layer="layout" svg:width="3.602cm" svg:height="1.778cm" svg:x="3.821cm" svg:y="2.016cm">
          <text:p text:style-name="P2">Launch</text:p>
          <text:p text:style-name="P2">down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svg:x1="9.759cm" svg:y1="5.688cm" svg:x2="7.423cm" svg:y2="2.905cm" draw:start-shape="id53" draw:start-glue-point="0" draw:end-shape="id63" draw:end-glue-point="1" svg:d="M9759 5688v-2783h-2336" svg:viewBox="0 0 2337 2784">
          <text:p/>
        </draw:connector>
        <draw:custom-shape draw:style-name="gr98" draw:text-style-name="P36" draw:layer="layout" svg:width="2.032cm" svg:height="1.016cm" svg:x="2.135cm" svg:y="11.541cm">
          <text:p text:style-name="P2">genome.fa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2T16:03:26.146370208</meta:creation-date>
    <dc:date>2020-03-03T00:21:50.074796479</dc:date>
    <meta:editing-duration>PT3H9M31S</meta:editing-duration>
    <meta:editing-cycles>148</meta:editing-cycles>
    <meta:generator>LibreOffice/6.0.7.3$Linux_X86_64 LibreOffice_project/00m0$Build-3</meta:generator>
    <meta:document-statistic meta:object-count="224"/>
  </office:meta>
</office:document-meta>
</file>